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5.54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13.35pt"/>
    </style:style>
    <style:style style:name="co6" style:family="table-column">
      <style:table-column-properties fo:break-before="auto" style:column-width="21.4pt"/>
    </style:style>
    <style:style style:name="co7" style:family="table-column">
      <style:table-column-properties fo:break-before="auto" style:column-width="148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pt" fo:break-before="auto" style:use-optimal-row-height="false"/>
    </style:style>
    <style:style style:name="ro3" style:family="table-row">
      <style:table-row-properties style:row-height="11.91pt" fo:break-before="auto" style:use-optimal-row-height="false"/>
    </style:style>
    <style:style style:name="ro4" style:family="table-row">
      <style:table-row-properties style:row-height="18.6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  <style:style style:name="ce2" style:family="table-cell" style:parent-style-name="Default">
      <style:text-properties fo:color="#99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background-color="#ffff00"/>
      <style:text-properties fo:color="#800000"/>
    </style:style>
    <style:style style:name="ce5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luster_apple_swift_validation _5-6-12-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store_name</text:p>
          </table:table-cell>
          <table:table-cell office:value-type="string" calcext:value-type="string">
            <text:p>log_loc</text:p>
          </table:table-cell>
          <table:table-cell office:value-type="string" calcext:value-type="string">
            <text:p>cluster_index</text:p>
          </table:table-cell>
          <table:table-cell table:style-name="Default" office:value-type="string" calcext:value-type="string">
            <text:p>context</text:p>
          </table:table-cell>
          <table:table-cell table:style-name="Default" office:value-type="string" calcext:value-type="string">
            <text:p>ii</text:p>
          </table:table-cell>
          <table:table-cell table:style-name="Default"/>
          <table:table-cell office:value-type="string" calcext:value-type="string">
            <text:p>context_lists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string" calcext:value-type="string">
            <text:p>/data/download/swift/apple_swift4_old.cpp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unction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ModuleDecl *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_new.cpp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ModuleDecl *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9_old.cpp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ModuleDecl *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9_new.cpp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ModuleDecl *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16_new.cpp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unction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unction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irst li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irst li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irst li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1281" calcext:value-type="float">
            <text:p>1281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irst li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second lin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[[["assert", "Result", "hasValue", "\"Can not call until check() is called\"", "&amp;&amp;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irst li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1296" calcext:value-type="float">
            <text:p>1296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second lin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[[["assert", "Result", "hasValue", "\"Can not call until check() is called\"", "&amp;&amp;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1_new.cpp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irst li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1_new.cpp</text:p>
          </table:table-cell>
          <table:table-cell table:style-name="ce1" office:value-type="float" office:value="1283" calcext:value-type="float">
            <text:p>1283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second line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[[["assert", "Result", "hasValue", "\"Can not call until check() is called\"", "&amp;&amp;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1_new.cpp</text:p>
          </table:table-cell>
          <table:table-cell table:style-name="ce1" office:value-type="float" office:value="1296" calcext:value-type="float">
            <text:p>1296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irst li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1_new.cpp</text:p>
          </table:table-cell>
          <table:table-cell table:style-name="ce1" office:value-type="float" office:value="1297" calcext:value-type="float">
            <text:p>1297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second line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[[["assert", "Result", "hasValue", "\"Can not call until check() is called\"", "&amp;&amp;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2_new.cpp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unction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2_new.cpp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irst li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2_new.cpp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irst li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2_new.cpp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irst li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unction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unction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irst li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30_new.cpp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second lin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32_old.cpp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irst li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const SILDebugScope *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unction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unction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unction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3_new.cpp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ault</text:p>
          </table:table-cell>
          <table:table-cell table:number-columns-repeated="2"/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5_old.cpp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irst li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const SILDebugScope *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61_old.cpp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unction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71_old.cpp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old.cpp</text:p>
          </table:table-cell>
          <table:table-cell office:value-type="float" office:value="221" calcext:value-type="float">
            <text:p>221</text:p>
          </table:table-cell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fault</text:p>
          </table:table-cell>
          <table:table-cell table:style-name="ce3" table:number-columns-repeated="2"/>
          <table:table-cell office:value-type="string" calcext:value-type="string">
            <text:p>[[[]], [[]], [["SourceManager &amp;"]], [["SourceManager &amp;"]], [["Optional &lt; SILLocation &gt;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new.cpp</text:p>
          </table:table-cell>
          <table:table-cell office:value-type="float" office:value="236" calcext:value-type="float">
            <text:p>236</text:p>
          </table:table-cell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first line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[[[]], [[]], [["Optional &lt; SILLocation &gt;"]], [["Optional &lt; SILLocation &gt;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old.cpp</text:p>
          </table:table-cell>
          <table:table-cell office:value-type="float" office:value="221" calcext:value-type="float">
            <text:p>221</text:p>
          </table:table-cell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fault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office:value-type="string" calcext:value-type="string">
            <text:p>[[[]], [[]], [["SourceManager &amp;"]], [["SourceManager &amp;"]], [["Optional &lt; SILLocation &gt;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new.cpp</text:p>
          </table:table-cell>
          <table:table-cell office:value-type="float" office:value="236" calcext:value-type="float">
            <text:p>236</text:p>
          </table:table-cell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first line</text:p>
          </table:table-cell>
          <table:table-cell table:style-name="ce3" office:value-type="string" calcext:value-type="string">
            <text:p>r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[[[]], [[]], [["Optional &lt; SILLocation &gt;"]], [["Optional &lt; SILLocation &gt;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7_old.cpp</text:p>
          </table:table-cell>
          <table:table-cell table:style-name="ce1" office:value-type="float" office:value="4435" calcext:value-type="float">
            <text:p>4435</text:p>
          </table:table-cell>
          <table:table-cell table:style-name="ce1" office:value-type="float" office:value="95" calcext:value-type="float">
            <text:p>95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[[["unsigned"]], [["third", "maybeReadSubstitution", "DeclTypeCursor", "="]], [[]], [["ArrayRef &lt; uint64_t &gt; :: iterator", "cast_or_null", "TypeDecl", "getDecl", "*", "ArrayRef &lt; uint64_t &gt; :: iterator", "&gt;", "&lt;", "="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38_old.cpp</text:p>
          </table:table-cell>
          <table:table-cell table:style-name="ce1" office:value-type="float" office:value="4435" calcext:value-type="float">
            <text:p>4435</text:p>
          </table:table-cell>
          <table:table-cell table:style-name="ce1" office:value-type="float" office:value="95" calcext:value-type="float">
            <text:p>95</text:p>
          </table:table-cell>
          <table:table-cell table:style-name="ce4"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[[["unsigned"]], [["third", "maybeReadSubstitution", "DeclTypeCursor", "="]], [[]], [["ArrayRef &lt; uint64_t &gt; :: iterator", "cast_or_null", "TypeDecl", "getDecl", "*", "ArrayRef &lt; uint64_t &gt; :: iterator", "&gt;", "&lt;", "="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8_old.cpp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95" calcext:value-type="float">
            <text:p>95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[[["unsigned"]], [["conformanceEntry", "isComplete"]], [["unsigned", "NORMAL_PROTOCOL_CONFORMANCE", "!="]], [["entry", "Kind", "llvm :: BitstreamEntry :: Record", "!="]], [["inheritedRef", "readConformance", "DeclTypeCursor", "="]], [[]], [["InheritedConformanceMap", "inherited", "getProtocol", "inherited", "="]], [["InheritedConformanceMap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52_old.cpp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95" calcext:value-type="float">
            <text:p>95</text:p>
          </table:table-cell>
          <table:table-cell table:style-name="ce4"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[[["unsigned"]], [["conformanceEntry", "isComplete"]], [["unsigned", "NORMAL_PROTOCOL_CONFORMANCE", "!="]], [["entry", "Kind", "llvm :: BitstreamEntry :: Record", "!="]], [["inheritedRef", "readConformance", "DeclTypeCursor", "="]], [[]], [["InheritedConformanceMap", "inherited", "getProtocol", "inherited", "="]], [["InheritedConformanceMap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6_old.cpp</text:p>
          </table:table-cell>
          <table:table-cell office:value-type="float" office:value="2383" calcext:value-type="float">
            <text:p>2383</text:p>
          </table:table-cell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first line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Type"]], [["ArrayRef &lt; ProtocolDecl * &gt;"]], [["DeclContext *"]], [["TypeChecker &amp;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6_old.cpp</text:p>
          </table:table-cell>
          <table:table-cell office:value-type="float" office:value="2386" calcext:value-type="float">
            <text:p>2386</text:p>
          </table:table-cell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second line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[[["SmallVector &lt; ProtocolConformanceRef , 4 &gt;"]], [["assert", "!", "Type", "isTypeParameter", "\"Can't be dependent\"", "&amp;&amp;"]], [["Type"]], [["ArrayRef &lt; ProtocolDecl * &gt;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37_old.cpp</text:p>
          </table:table-cell>
          <table:table-cell office:value-type="float" office:value="2383" calcext:value-type="float">
            <text:p>2383</text:p>
          </table:table-cell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first lin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Type"]], [["ArrayRef &lt; ProtocolDecl * &gt;"]], [["DeclContext *"]], [["TypeChecker &amp;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37_old.cpp</text:p>
          </table:table-cell>
          <table:table-cell office:value-type="float" office:value="2386" calcext:value-type="float">
            <text:p>2386</text:p>
          </table:table-cell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second lin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[[["SmallVector &lt; ProtocolConformanceRef , 4 &gt;"]], [["assert", "!", "Type", "isTypeParameter", "\"Can't be dependent\"", "&amp;&amp;"]], [["Type"]], [["ArrayRef &lt; ProtocolDecl * &gt;"]]]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93" calcext:value-type="float">
            <text:p>93</text:p>
          </table:table-cell>
          <table:table-cell office:value-type="string" calcext:value-type="string">
            <text:p>fault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unsigned", "Scopes", "size", "&lt;"]], [["const SILDebugScope *"]], [[]], [["*", "ParentScope", "getOrCreateScope", "Parent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30_new.cpp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3" calcext:value-type="float">
            <text:p>93</text:p>
          </table:table-cell>
          <table:table-cell office:value-type="string" calcext:value-type="string">
            <text:p>second li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const SILDebugScope *"]], [["const SILDebugScope *"]], [["const SILDebugScope *"]], [["SILFunction *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93" calcext:value-type="float">
            <text:p>93</text:p>
          </table:table-cell>
          <table:table-cell office:value-type="string" calcext:value-type="string">
            <text:p>fault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unsigned", "Scopes", "size", "&lt;"]], [["const SILDebugScope *"]], [[]], [["*", "ParentScope", "getOrCreateScope", "Parent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3_new.cpp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3" calcext:value-type="float">
            <text:p>93</text:p>
          </table:table-cell>
          <table:table-cell office:value-type="string" calcext:value-type="string">
            <text:p>second li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const SILDebugScope *"]], [["const SILDebugScope *"]], [["const SILDebugScope *"]], [["SILFunction *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5_new.cpp</text:p>
          </table:table-cell>
          <table:table-cell office:value-type="float" office:value="809" calcext:value-type="float">
            <text:p>809</text:p>
          </table:table-cell>
          <table:table-cell office:value-type="float" office:value="92" calcext:value-type="float">
            <text:p>92</text:p>
          </table:table-cell>
          <table:table-cell table:style-name="ce5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!", "bool"]], [["!", "bool"]], [["Constant", "C", "*", "dyn_cast", "Constant", "Value *", "&gt;", "&lt;", "="]], [["Constant", "C", "*", "dyn_cast", "Constant", "Value *", "&gt;", "&lt;", "="]], [["bool", "false", "="]], [["Constant *", "C", "="]], [["Value *", "Value *", "FI", "CurrentInst", "getOperand", "unsigned", "="]], [[]], [["bool", "false", "="]], [["bool", "false", "="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6_new.cpp</text:p>
          </table:table-cell>
          <table:table-cell office:value-type="float" office:value="809" calcext:value-type="float">
            <text:p>809</text:p>
          </table:table-cell>
          <table:table-cell office:value-type="float" office:value="92" calcext:value-type="float">
            <text:p>92</text:p>
          </table:table-cell>
          <table:table-cell table:style-name="ce5"/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[[["Constant", "C", "*", "dyn_cast", "Constant", "Value *", "&gt;", "&lt;", "="]], [["!", "bool"]], [["!", "bool"]], [["Constant", "C", "*", "dyn_cast", "Constant", "Value *", "&gt;", "&lt;", "="]], [["bool", "false", "="]], [["Constant *", "C", "="]], [["Value *", "Value *", "FI", "CurrentInst", "getOperand", "unsigned", "="]], [[]], [["bool", "false", "="]], [["bool", "false", "="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62_new.cpp</text:p>
          </table:table-cell>
          <table:table-cell office:value-type="float" office:value="597" calcext:value-type="float">
            <text:p>597</text:p>
          </table:table-cell>
          <table:table-cell office:value-type="float" office:value="92" calcext:value-type="float">
            <text:p>92</text:p>
          </table:table-cell>
          <table:table-cell table:style-name="ce5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!", "bool"]], [["HasGenericSignature"]], [[]], [[]], [["bool", "usesGenerics", "F", "llvm :: SmallVector &lt; SILParameterInfo , 8 &gt;", "llvm :: SmallVector &lt; SILResultInfo , 8 &gt;", "=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72_new.cpp</text:p>
          </table:table-cell>
          <table:table-cell office:value-type="float" office:value="597" calcext:value-type="float">
            <text:p>597</text:p>
          </table:table-cell>
          <table:table-cell office:value-type="float" office:value="92" calcext:value-type="float">
            <text:p>92</text:p>
          </table:table-cell>
          <table:table-cell table:style-name="ce5"/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[[["!", "bool"]], [["HasGenericSignature"]], [[]], [[]], [["bool", "usesGenerics", "F", "llvm :: SmallVector &lt; SILParameterInfo , 8 &gt;", "llvm :: SmallVector &lt; SILResultInfo , 8 &gt;", "="]]]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string" calcext:value-type="string">
            <text:p>/data/download/swift/apple_swift15_new.cpp</text:p>
          </table:table-cell>
          <table:table-cell table:style-name="ce1" office:value-type="float" office:value="1405" calcext:value-type="float">
            <text:p>1405</text:p>
          </table:table-cell>
          <table:table-cell table:style-name="ce1" office:value-type="float" office:value="91" calcext:value-type="float">
            <text:p>91</text:p>
          </table:table-cell>
          <table:table-cell table:style-name="ce4"/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!", "llvm :: SmallVector &lt; SILBasicBlock * , 16 &gt;", "empty"]], [["SILBasicBlock *", "SILBasicBlock *", "llvm :: SmallVector &lt; SILBasicBlock * , 16 &gt;", "pop_back_val", "="]], [["DEBUG", "BlockState &amp;", "dump", "*", "this"]], [[]], [["llvm :: DenseSet &lt; SILBasicBlock * &gt;", "insert", "SILBasicBlock *"]], [["llvm :: SmallVector &lt; SILBasicBlock * , 16 &gt;", "push_back", "X"]], [["llvm :: SmallVector &lt; SILBasicBlock * , 16 &gt;", "push_back", "SILBasicBlock *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15_new.cpp</text:p>
          </table:table-cell>
          <table:table-cell table:style-name="ce1" office:value-type="float" office:value="1423" calcext:value-type="float">
            <text:p>1423</text:p>
          </table:table-cell>
          <table:table-cell table:style-name="ce1" office:value-type="float" office:value="91" calcext:value-type="float">
            <text:p>91</text:p>
          </table:table-cell>
          <table:table-cell table:style-name="ce4"/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llvm :: DenseSet &lt; SILBasicBlock * &gt;", "find", "X", "llvm :: DenseSet &lt; SILBasicBlock * &gt;", "end", "!="]], [["BlockState &amp;", "processBasicBlockWithGenKillSet"]], [["BlockState &amp;", "processBasicBlockWithGenKillSet"]], [["!", "llvm :: SmallVector &lt; SILBasicBlock * , 16 &gt;", "empty"]], [["!", "llvm :: SmallVector &lt; SILBasicBlock * , 16 &gt;", "empt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6_new.cpp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first line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[[["SILPrintContext :: ID"]], [["raw_ostream &amp;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6_new.cpp</text:p>
          </table:table-cell>
          <table:table-cell office:value-type="float" office:value="1761" calcext:value-type="float">
            <text:p>1761</text:p>
          </table:table-cell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function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[[["raw_ostream &amp;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6_old.cpp</text:p>
          </table:table-cell>
          <table:table-cell office:value-type="float" office:value="1801" calcext:value-type="float">
            <text:p>1801</text:p>
          </table:table-cell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second li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[[["SILPrintContext", "OS"]], [["bool"]], [["raw_ostream &amp;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6_new.cpp</text:p>
          </table:table-cell>
          <table:table-cell office:value-type="float" office:value="1767" calcext:value-type="float">
            <text:p>1767</text:p>
          </table:table-cell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first line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[[["bool"]], [["raw_ostream &amp;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6_new.cpp</text:p>
          </table:table-cell>
          <table:table-cell office:value-type="float" office:value="1794" calcext:value-type="float">
            <text:p>1794</text:p>
          </table:table-cell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function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[[["raw_ostream &amp;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6_new.cpp</text:p>
          </table:table-cell>
          <table:table-cell office:value-type="float" office:value="1795" calcext:value-type="float">
            <text:p>1795</text:p>
          </table:table-cell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first li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[[["SILPrintContext &amp;"]], [["raw_ostream &amp;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1476" calcext:value-type="float">
            <text:p>1476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Struct", "=="]], [["!", "TypeBase *"]], [[]], [["*", "Decl", "Struct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Struct", "=="]], [["!", "TypeBase *"]], [[]], [["*", "Decl", "Struct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1494" calcext:value-type="float">
            <text:p>1494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Class", "=="]], [["!", "TypeBase *"]], [[]], [["*", "Decl", "Class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Class", "=="]], [["!", "TypeBase *"]], [[]], [["*", "Decl", "Class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1534" calcext:value-type="float">
            <text:p>1534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Protocol", "=="]], [["!", "TypeBase *"]], [[]], [["*", "Decl", "Protocol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1538" calcext:value-type="float">
            <text:p>1538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Protocol", "=="]], [["!", "TypeBase *"]], [[]], [["*", "Decl", "Protocol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1543" calcext:value-type="float">
            <text:p>1543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ProtocolComposition", "=="]], [["!", "TypeBase *"]], [[]], [["*", "Decl", "DebugTypeInfo", "getDecl", "="]], [[]], [["TypeKind :: ProtocolComposition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1547" calcext:value-type="float">
            <text:p>1547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ProtocolComposition", "=="]], [["!", "TypeBase *"]], [[]], [["*", "Decl", "DebugTypeInfo", "getDecl", "="]], [[]], [["TypeKind :: ProtocolComposition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1556" calcext:value-type="float">
            <text:p>1556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UnboundGeneric", "=="]], [["!", "TypeBase *"]], [[]], [["*", "Decl", "Unbound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UnboundGeneric", "=="]], [["!", "TypeBase *"]], [[]], [["*", "Decl", "Unbound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1566" calcext:value-type="float">
            <text:p>1566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BoundGenericStruct", "=="]], [["!", "TypeBase *"]], [[]], [["*", "Decl", "Struct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BoundGenericStruct", "=="]], [["!", "TypeBase *"]], [[]], [["*", "Decl", "Struct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1575" calcext:value-type="float">
            <text:p>1575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BoundGenericClass", "=="]], [["!", "TypeBase *"]], [[]], [["*", "Decl", "Class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1579" calcext:value-type="float">
            <text:p>1579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BoundGenericClass", "=="]], [["!", "TypeBase *"]], [[]], [["*", "Decl", "Class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1611" calcext:value-type="float">
            <text:p>1611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Archetype", "=="]], [["!", "TypeBase *"]], [[]], [[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Archetype", "=="]], [["!", "TypeBase *"]], [[]], [[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1670" calcext:value-type="float">
            <text:p>1670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Enum", "=="]], [["!", "TypeBase *"]], [[]], [["*", "Decl", "Enum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1674" calcext:value-type="float">
            <text:p>1674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Enum", "=="]], [["!", "TypeBase *"]], [[]], [["*", "Decl", "Enum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1683" calcext:value-type="float">
            <text:p>1683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BoundGenericEnum", "=="]], [["!", "TypeBase *"]], [[]], [["*", "Decl", "Enum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1687" calcext:value-type="float">
            <text:p>1687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BoundGenericEnum", "=="]], [["!", "TypeBase *"]], [[]], [["*", "Decl", "Enum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1712" calcext:value-type="float">
            <text:p>1712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UnownedStorage", "=="]], [["!", "TypeBase *"]], [[]], [["CanTy", "ReferenceTy", "getReferentType", "="]], [[]], [["*", "ReferenceTy", "cast", "ReferenceStorageType", "TypeBase *", "&gt;", "&lt;", "=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1716" calcext:value-type="float">
            <text:p>1716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UnownedStorage", "=="]], [["!", "TypeBase *"]], [[]], [["CanTy", "ReferenceTy", "getReferentType", "="]], [[]], [["*", "ReferenceTy", "cast", "ReferenceStorageType", "TypeBase *", "&gt;", "&lt;", "=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1724" calcext:value-type="float">
            <text:p>1724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NameAlias", "=="]], [["!", "TypeBase *"]], [[]], [["*", "Decl", "NameAliasTy", "getDecl", "="]], [[]], [["*", "NameAliasTy", "cast", "NameAliasType", "TypeBase *", "&gt;", "&lt;", "=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1728" calcext:value-type="float">
            <text:p>1728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NameAlias", "=="]], [["!", "TypeBase *"]], [[]], [["*", "Decl", "NameAliasTy", "getDecl", "="]], [[]], [["*", "NameAliasTy", "cast", "NameAliasType", "TypeBase *", "&gt;", "&lt;", "=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1476" calcext:value-type="float">
            <text:p>1476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Struct", "=="]], [["!", "TypeBase *"]], [[]], [["*", "Decl", "Struct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1474" calcext:value-type="float">
            <text:p>1474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Struct", "=="]], [["!", "TypeBase *"]], [[]], [["*", "Decl", "Struct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1494" calcext:value-type="float">
            <text:p>1494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Class", "=="]], [["!", "TypeBase *"]], [[]], [["*", "Decl", "Class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1492" calcext:value-type="float">
            <text:p>1492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Class", "=="]], [["!", "TypeBase *"]], [[]], [["*", "Decl", "Class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1534" calcext:value-type="float">
            <text:p>1534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Protocol", "=="]], [["!", "TypeBase *"]], [[]], [["*", "Decl", "Protocol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1532" calcext:value-type="float">
            <text:p>1532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Protocol", "=="]], [["!", "TypeBase *"]], [[]], [["*", "Decl", "Protocol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1543" calcext:value-type="float">
            <text:p>1543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ProtocolComposition", "=="]], [["!", "TypeBase *"]], [[]], [["*", "Decl", "DebugTypeInfo", "getDecl", "="]], [[]], [["TypeKind :: ProtocolComposition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1541" calcext:value-type="float">
            <text:p>1541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ProtocolComposition", "=="]], [["!", "TypeBase *"]], [[]], [["*", "Decl", "DebugTypeInfo", "getDecl", "="]], [[]], [["TypeKind :: ProtocolComposition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1556" calcext:value-type="float">
            <text:p>1556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UnboundGeneric", "=="]], [["!", "TypeBase *"]], [[]], [["*", "Decl", "Unbound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1554" calcext:value-type="float">
            <text:p>1554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UnboundGeneric", "=="]], [["!", "TypeBase *"]], [[]], [["*", "Decl", "Unbound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1566" calcext:value-type="float">
            <text:p>1566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BoundGenericStruct", "=="]], [["!", "TypeBase *"]], [[]], [["*", "Decl", "Struct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1564" calcext:value-type="float">
            <text:p>1564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BoundGenericStruct", "=="]], [["!", "TypeBase *"]], [[]], [["*", "Decl", "Struct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1575" calcext:value-type="float">
            <text:p>1575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BoundGenericClass", "=="]], [["!", "TypeBase *"]], [[]], [["*", "Decl", "Class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1573" calcext:value-type="float">
            <text:p>1573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BoundGenericClass", "=="]], [["!", "TypeBase *"]], [[]], [["*", "Decl", "Class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1611" calcext:value-type="float">
            <text:p>1611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Archetype", "=="]], [["!", "TypeBase *"]], [[]], [[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1609" calcext:value-type="float">
            <text:p>1609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Archetype", "=="]], [["!", "TypeBase *"]], [[]], [[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1670" calcext:value-type="float">
            <text:p>1670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Enum", "=="]], [["!", "TypeBase *"]], [[]], [["*", "Decl", "Enum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1668" calcext:value-type="float">
            <text:p>1668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Enum", "=="]], [["!", "TypeBase *"]], [[]], [["*", "Decl", "Enum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1683" calcext:value-type="float">
            <text:p>1683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BoundGenericEnum", "=="]], [["!", "TypeBase *"]], [[]], [["*", "Decl", "Enum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1681" calcext:value-type="float">
            <text:p>1681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BoundGenericEnum", "=="]], [["!", "TypeBase *"]], [[]], [["*", "Decl", "Enum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1712" calcext:value-type="float">
            <text:p>1712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UnownedStorage", "=="]], [["!", "TypeBase *"]], [[]], [["CanTy", "ReferenceTy", "getReferentType", "="]], [[]], [["*", "ReferenceTy", "cast", "ReferenceStorageType", "TypeBase *", "&gt;", "&lt;", "=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UnownedStorage", "=="]], [["!", "TypeBase *"]], [[]], [["CanTy", "ReferenceTy", "getReferentType", "="]], [[]], [["*", "ReferenceTy", "cast", "ReferenceStorageType", "TypeBase *", "&gt;", "&lt;", "="]]]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/data/download/swift/apple_swift42_old.cpp</text:p>
          </table:table-cell>
          <table:table-cell table:style-name="ce2" office:value-type="float" office:value="1724" calcext:value-type="float">
            <text:p>1724</text:p>
          </table:table-cell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table:style-name="ce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[[["TypeBase *", "getKind", "TypeKind :: NameAlias", "=="]], [["!", "TypeBase *"]], [[]], [["*", "Decl", "NameAliasTy", "getDecl", "="]], [[]], [["*", "NameAliasTy", "cast", "NameAliasType", "TypeBase *", "&gt;", "&lt;", "="]]]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/data/download/swift/apple_swift42_new.cpp</text:p>
          </table:table-cell>
          <table:table-cell table:style-name="ce2" office:value-type="float" office:value="1722" calcext:value-type="float">
            <text:p>1722</text:p>
          </table:table-cell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case</text:p>
          </table:table-cell>
          <table:table-cell table:style-name="ce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[[["TypeBase *", "getKind", "TypeKind :: NameAlias", "=="]], [["!", "TypeBase *"]], [[]], [["*", "Decl", "NameAliasTy", "getDecl", "="]], [[]], [["*", "NameAliasTy", "cast", "NameAliasType", "TypeBase *", "&gt;", "&lt;", "="]]]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/data/download/swift/apple_swift68_new.cpp</text:p>
          </table:table-cell>
          <table:table-cell office:value-type="float" office:value="425" calcext:value-type="float">
            <text:p>425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first line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StringRef"]], [["BuiltinInst *"]], [["ENTRY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68_new.cpp</text:p>
          </table:table-cell>
          <table:table-cell office:value-type="float" office:value="427" calcext:value-type="float">
            <text:p>427</text:p>
          </table:table-cell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else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[[["ValueOwnershipKind :: OWNERSHIP", "ValueOwnershipKind :: Trivial", "=="]], [["assert", "BuiltinInst *", "hasValue", "\"Expected to have type\"", "&amp;&amp;"]], [["StringRef"]], [["BuiltinInst *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68_new.cpp</text:p>
          </table:table-cell>
          <table:table-cell office:value-type="float" office:value="430" calcext:value-type="float">
            <text:p>430</text:p>
          </table:table-cell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else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[[["ValueOwnershipKind :: OWNERSHIP", "ValueOwnershipKind :: Trivial", "=="]], [["assert", "BuiltinInst *", "hasValue", "\"Expected to have type\"", "&amp;&amp;"]], [["StringRef"]], [["BuiltinInst *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70_new.cpp</text:p>
          </table:table-cell>
          <table:table-cell office:value-type="float" office:value="425" calcext:value-type="float">
            <text:p>425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first lin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StringRef"]], [["BuiltinInst *"]], [["ENTRY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70_new.cpp</text:p>
          </table:table-cell>
          <table:table-cell office:value-type="float" office:value="427" calcext:value-type="float">
            <text:p>427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second lin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[[["ValueOwnershipKind :: OWNERSHIP", "ValueOwnershipKind :: Trivial", "=="]], [["assert", "BuiltinInst *", "hasValue", "\"Expected to have type\"", "&amp;&amp;"]], [["StringRef"]], [["BuiltinInst *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70_new.cpp</text:p>
          </table:table-cell>
          <table:table-cell office:value-type="float" office:value="430" calcext:value-type="float">
            <text:p>430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second lin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[[["ValueOwnershipKind :: OWNERSHIP", "ValueOwnershipKind :: Trivial", "=="]], [["assert", "BuiltinInst *", "hasValue", "\"Expected to have type\"", "&amp;&amp;"]], [["StringRef"]], [["BuiltinInst *"]]]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sub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!", "Scope"]], [[]], [["*", "Scope", "getOrCreateScope", "const SILDebugScope *", "getInlinedScope", "="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sub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shouldIgnoreAbstractClosure", "Optional &lt; SILLocation &gt;", "const SILDebugScope *", "SILFunction *", "SILFunction *", "isThunk", "&amp;&amp;", "||"]], [["!", "Scope"]], [["SILLocation :: DebugLoc"]], [["SILFunction *", "SILFunction *", "const SILDebugScope *", "getInlinedFunction", "=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1_old.cpp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!", "Scope"]], [[]], [["*", "Scope", "getOrCreateScope", "const SILDebugScope *", "="]], [[]]]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/data/download/swift/apple_swift41_new.cpp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shouldIgnoreAbstractClosure", "Optional &lt; SILLocation &gt;", "const SILDebugScope *", "SILFunction *", "SILFunction *", "isThunk", "&amp;&amp;", "||"]], [["!", "Scope"]], [["SILLocation :: DebugLoc"]], [["SILFunction *", "SILFunction *", "const SILDebugScope *", "getInlinedFunction", "=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87" calcext:value-type="float">
            <text:p>87</text:p>
          </table:table-cell>
          <table:table-cell table:style-name="ce4" office:value-type="string" calcext:value-type="string">
            <text:p>comment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!", "Scope"]], [[]], [["*", "Scope", "getOrCreateScope", "const SILDebugScope *", "getInlinedScope", "="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87" calcext:value-type="float">
            <text:p>87</text:p>
          </table:table-cell>
          <table:table-cell table:style-name="ce4" office:value-type="string" calcext:value-type="string">
            <text:p>comment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!", "Scope"]], [[]], [["*", "Scope", "getOrCreateScope", "const SILDebugScope *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32_old.cpp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IKind", "InlineKind :: MandatoryInline", "=="]], [["FullApplySite", "getFunction", "SILFunction *", "==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32_old.cpp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IKind", "InlineKind :: MandatoryInline", "=="]], [["FullApplySite", "getFunction", "SILFunction *", "=="]], [["SILDebugScope", "FullApplySite", "getLoc", "&amp;", "F", "AIScope"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32_new.cpp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IKind", "InlineKind :: MandatoryInline", "=="]], [["FullApplySite", "getFunction", "SILFunction *", "==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32_new.cpp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su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[[["FullApplySite", "getFunction", "SILFunction *", "=="]], [["assert", "CallSiteScope", "\"call site has no scope\"", "&amp;&amp;"]], [["SILDebugScope", "FullApplySite", "getLoc", "nullptr", "AIScope", "AIScope", "InlinedCallSite"]], [["CallSiteScope", "AIScope", "="]], [[]], [[]], [["FullApplySite", "getInstruction", "replaceAllUsesWith", "RetArg"]], [["AIScope", "FullApplySite", "getFunction", "getDebugScope", "=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45_old.cpp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IKind", "InlineKind :: MandatoryInline", "=="]], [["FullApplySite", "getFunction", "SILFunction *", "==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45_old.cpp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IKind", "InlineKind :: MandatoryInline", "=="]], [["FullApplySite", "getFunction", "SILFunction *", "=="]], [["SILDebugScope", "FullApplySite", "getLoc", "&amp;", "F", "AIScope"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45_new.cpp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IKind", "InlineKind :: MandatoryInline", "=="]], [["FullApplySite", "getFunction", "SILFunction *", "==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45_new.cpp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[[["FullApplySite", "getFunction", "SILFunction *", "=="]], [["assert", "CallSiteScope", "\"call site has no scope\"", "&amp;&amp;"]], [["SILDebugScope", "FullApplySite", "getLoc", "nullptr", "AIScope", "AIScope", "InlinedCallSite"]], [["CallSiteScope", "AIScope", "="]], [[]], [[]], [["FullApplySite", "getInstruction", "replaceAllUsesWith", "RetArg"]], [["AIScope", "FullApplySite", "getFunction", "getDebugScope", "="]]]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fault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!", "swift :: ModuleDecl *"]], [["Opts", "DebugInfoKind", "IRGenDebugInfoKind :: LineTables", "&lt;="]], [[]], [[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fault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!", "swift :: ModuleDecl *"]], [["Opts", "DebugInfoKind", "IRGenDebugInfoKind :: LineTables", "&lt;="]], [[]], [[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899" calcext:value-type="float">
            <text:p>899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Opts", "DebugInfoKind", "IRGenDebugInfoKind :: LineTables", "&lt;="]], [["!", "const SILDebugScope *"]], [[]], [["assert", "Scope", "\"variable has no local scope\"", "&amp;&amp;"]], [["*", "Scope", "dyn_cast", "llvm :: DILocalScope", "getOrCreateScope", "const SILDebugScope *", "&gt;", "&lt;", "="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Opts", "DebugInfoKind", "IRGenDebugInfoKind :: LineTables", "&lt;="]], [["!", "const SILDebugScope *"]], [[]], [["assert", "Scope", "\"variable has no local scope\"", "&amp;&amp;"]], [["*", "Scope", "dyn_cast", "llvm :: DILocalScope", "getOrCreateScope", "const SILDebugScope *", "&gt;", "&lt;", "="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!", "swift :: ModuleDecl *"]], [["Opts", "DebugInfoKind", "IRGenDebugInfoKind :: LineTables", "&lt;="]], [[]], [[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!", "swift :: ModuleDecl *"]], [["Opts", "DebugInfoKind", "IRGenDebugInfoKind :: LineTables", "&lt;="]], [[]], [[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899" calcext:value-type="float">
            <text:p>899</text:p>
          </table:table-cell>
          <table:table-cell table:style-name="ce1"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Opts", "DebugInfoKind", "IRGenDebugInfoKind :: LineTables", "&lt;="]], [["!", "const SILDebugScope *"]], [[]], [["assert", "Scope", "\"variable has no local scope\"", "&amp;&amp;"]], [["*", "Scope", "dyn_cast", "llvm :: DILocalScope", "getOrCreateScope", "const SILDebugScope *", "&gt;", "&lt;", "="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897" calcext:value-type="float">
            <text:p>897</text:p>
          </table:table-cell>
          <table:table-cell table:style-name="ce1"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Opts", "DebugInfoKind", "IRGenDebugInfoKind :: LineTables", "&lt;="]], [["!", "const SILDebugScope *"]], [[]], [["assert", "Scope", "\"variable has no local scope\"", "&amp;&amp;"]], [["*", "Scope", "dyn_cast", "llvm :: DILocalScope", "getOrCreateScope", "const SILDebugScope *", "&gt;", "&lt;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612" calcext:value-type="float">
            <text:p>1612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!", "isValueAddressOrTrivial", "Value", "Mod"]], [["TUB", "isUnreachable", "ParentBlock"]], [["Value", "getOwnershipKind", "ValueOwnershipKind :: Unowned", "=="]], [["isOwnershipForwardingValue", "Value"]], [["Value", "getOwnershipKind", "ValueOwnershipKind :: Guaranteed", "==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730" calcext:value-type="float">
            <text:p>1730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doesBlockDoubleConsume", "SILBasicBlock *", "GeneralizedUser", "true"]], [["isOwnershipForwardingValue", "Value"]], [["Value", "getOwnershipKind", "ValueOwnershipKind :: Guaranteed", "=="]], [["!", "isSubobjectProjectionWithLifetimeEndingUses", "Value", "LifetimeEndingUsers"]], [["!", "isGuaranteedFunctionArgWithLifetimeEndingUses", "Arg", "LifetimeEndingUsers"]], [["isOwnershipForwardingValue", "Value"]], [["Value", "getOwnershipKind", "ValueOwnershipKind :: Guaranteed", "=="]], [["LifetimeEndingUsers", "empty"]], [["checkValueWithoutLifetimeEndingUses"]], [["!", "isGuaranteedFunctionArgWithLifetimeEndingUses", "Arg", "LifetimeEndingUsers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735" calcext:value-type="float">
            <text:p>1735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doesBlockContainUseAfterFree", "GeneralizedUser", "SILBasicBlock *"]], [["isOwnershipForwardingValue", "Value"]], [["Value", "getOwnershipKind", "ValueOwnershipKind :: Guaranteed", "=="]], [["!", "isSubobjectProjectionWithLifetimeEndingUses", "Value", "LifetimeEndingUsers"]], [["!", "isGuaranteedFunctionArgWithLifetimeEndingUses", "Arg", "LifetimeEndingUsers"]], [["isOwnershipForwardingValue", "Value"]], [["Value", "getOwnershipKind", "ValueOwnershipKind :: Guaranteed", "=="]], [["LifetimeEndingUsers", "empty"]], [["checkValueWithoutLifetimeEndingUses"]], [["!", "isGuaranteedFunctionArgWithLifetimeEndingUses", "Arg", "LifetimeEndingUsers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775" calcext:value-type="float">
            <text:p>1775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doesBlockDoubleConsume", "SILBasicBlock *", "GeneralizedUser"]], [["LifetimeEndingUsers", "size", "1", "=="]], [["LifetimeEndingUsers", "0", "getParent", "Value", "getParentBlock", "=="]], [["isOwnershipForwardingValue", "Value"]], [["Value", "getOwnershipKind", "ValueOwnershipKind :: Guaranteed", "=="]], [["!", "isSubobjectProjectionWithLifetimeEndingUses", "Value", "LifetimeEndingUsers"]], [["!", "isGuaranteedFunctionArgWithLifetimeEndingUses", "Arg", "LifetimeEndingUsers"]], [["isOwnershipForwardingValue", "Value"]], [["Value", "getOwnershipKind", "ValueOwnershipKind :: Guaranteed", "==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567" calcext:value-type="float">
            <text:p>1567</text:p>
          </table:table-cell>
          <table:table-cell office:value-type="float" office:value="84" calcext:value-type="float">
            <text:p>84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/>
          <table:table-cell office:value-type="string" calcext:value-type="string">
            <text:p>[[["!", "isValueAddressOrTrivial", "Value", "Mod"]], [["TUB", "isUnreachable", "ParentBlock"]], [["Value", "getOwnershipKind", "ValueOwnershipKind :: Unowned", "=="]], [["isOwnershipForwardingValue", "Value"]], [["Value", "getOwnershipKind", "ValueOwnershipKind :: Guaranteed", "==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687" calcext:value-type="float">
            <text:p>1687</text:p>
          </table:table-cell>
          <table:table-cell office:value-type="float" office:value="84" calcext:value-type="float">
            <text:p>84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/>
          <table:table-cell office:value-type="string" calcext:value-type="string">
            <text:p>[[["doesBlockDoubleConsume", "SILBasicBlock *", "GeneralizedUser", "true"]], [["isOwnershipForwardingValue", "Value"]], [["Value", "getOwnershipKind", "ValueOwnershipKind :: Guaranteed", "=="]], [["!", "isSubobjectProjectionWithLifetimeEndingUses", "Value", "llvm :: SmallVector &lt; GeneralizedUser , 16 &gt;"]], [["!", "isGuaranteedFunctionArgWithLifetimeEndingUses", "Arg", "llvm :: SmallVector &lt; GeneralizedUser , 16 &gt;"]], [["isOwnershipForwardingValue", "Value"]], [["Value", "getOwnershipKind", "ValueOwnershipKind :: Guaranteed", "=="]], [["llvm :: SmallVector &lt; GeneralizedUser , 16 &gt;", "empty"]], [["checkValueWithoutLifetimeEndingUses"]], [["!", "isGuaranteedFunctionArgWithLifetimeEndingUses", "Arg", "llvm :: SmallVector &lt; GeneralizedUser , 16 &gt;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692" calcext:value-type="float">
            <text:p>1692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[[["doesBlockContainUseAfterFree", "GeneralizedUser", "SILBasicBlock *"]], [["isOwnershipForwardingValue", "Value"]], [["Value", "getOwnershipKind", "ValueOwnershipKind :: Guaranteed", "=="]], [["!", "isSubobjectProjectionWithLifetimeEndingUses", "Value", "llvm :: SmallVector &lt; GeneralizedUser , 16 &gt;"]], [["!", "isGuaranteedFunctionArgWithLifetimeEndingUses", "Arg", "llvm :: SmallVector &lt; GeneralizedUser , 16 &gt;"]], [["isOwnershipForwardingValue", "Value"]], [["Value", "getOwnershipKind", "ValueOwnershipKind :: Guaranteed", "=="]], [["llvm :: SmallVector &lt; GeneralizedUser , 16 &gt;", "empty"]], [["checkValueWithoutLifetimeEndingUses"]], [["!", "isGuaranteedFunctionArgWithLifetimeEndingUses", "Arg", "llvm :: SmallVector &lt; GeneralizedUser , 16 &gt;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732" calcext:value-type="float">
            <text:p>1732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[[["doesBlockDoubleConsume", "SILBasicBlock *", "GeneralizedUser"]], [["llvm :: SmallVector &lt; GeneralizedUser , 16 &gt;", "size", "1", "=="]], [["llvm :: SmallVector &lt; GeneralizedUser , 16 &gt;", "0", "getParent", "Value", "getParentBlock", "=="]], [["isOwnershipForwardingValue", "Value"]], [["Value", "getOwnershipKind", "ValueOwnershipKind :: Guaranteed", "=="]], [["!", "isSubobjectProjectionWithLifetimeEndingUses", "Value", "llvm :: SmallVector &lt; GeneralizedUser , 16 &gt;"]], [["!", "isGuaranteedFunctionArgWithLifetimeEndingUses", "Arg", "llvm :: SmallVector &lt; GeneralizedUser , 16 &gt;"]], [["isOwnershipForwardingValue", "Value"]], [["Value", "getOwnershipKind", "ValueOwnershipKind :: Guaranteed", "==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llvm :: SmallPtrSet &lt; SILBasicBlock * , 32 &gt; &amp;"]], [["ErrorBehaviorKind"]], [["SILValue"]], [["const TransitivelyUnreachableBlocksInfo &amp;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1_new.cpp</text:p>
          </table:table-cell>
          <table:table-cell table:style-name="ce1" office:value-type="float" office:value="1259" calcext:value-type="float">
            <text:p>1259</text:p>
          </table:table-cell>
          <table:table-cell table:style-name="ce1" office:value-type="float" office:value="83" calcext:value-type="float">
            <text:p>83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ErrorBehaviorKind"]], [["SILValue"]], [["const TransitivelyUnreachableBlocksInfo &amp;"]], [["SILModule &amp;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8_new.cpp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[["INST Inst *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8_new.cpp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u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[["ValueOwnershipKind :: OWNERSHIP", "ValueOwnershipKind :: Trivial", "=="]], [["assert", "INST Inst *", "hasValue", "\"Expected to have a result\"", "&amp;&amp;"]], [["INST Inst *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8_new.cpp</text:p>
          </table:table-cell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[["INST Inst *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8_new.cpp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[["INST Inst *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70_new.cpp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/>
          <table:table-cell office:value-type="string" calcext:value-type="string">
            <text:p>[[["INST Inst *"]], [["ENTRY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70_new.cpp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/>
          <table:table-cell office:value-type="string" calcext:value-type="string">
            <text:p>[[["ValueOwnershipKind :: OWNERSHIP", "ValueOwnershipKind :: Trivial", "=="]], [["assert", "INST Inst *", "hasValue", "\"Expected to have a result\"", "&amp;&amp;"]], [["INST Inst *"]], [["ENTRY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70_new.cpp</text:p>
          </table:table-cell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/>
          <table:table-cell office:value-type="string" calcext:value-type="string">
            <text:p>[[["INST Inst *"]], [["ENTRY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70_new.cpp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/>
          <table:table-cell office:value-type="string" calcext:value-type="string">
            <text:p>[[["INST Inst *"]], [["ENTRY"]]]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string" calcext:value-type="string">
            <text:p>/data/download/swift/apple_swift56_new.cpp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3"/>
          <table:table-cell table:style-name="ce1" office:value-type="string" calcext:value-type="string">
            <text:p>[[["llvm :: InitializeAllTargetMCs"]], [["llvm :: InitializeAllTargets"]], [["initializeTracing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57_new.cpp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81" calcext:value-type="float">
            <text:p>81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[[["llvm :: InitializeAllTargetMCs"]], [["llvm :: InitializeAllTargets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985" calcext:value-type="float">
            <text:p>1985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3"/>
          <table:table-cell office:value-type="string" calcext:value-type="string">
            <text:p>[[["isa", "SILUndef", "SILValue", "&gt;", "&lt;"]], [["SILFunction *", "SILFunction *", "SILValue", "getFunction", "="]], [["LiveBlocks", "clear"]], [["LifetimeEndingUsers", "clear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992" calcext:value-type="float">
            <text:p>1992</text:p>
          </table:table-cell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follow</text:p>
          </table:table-cell>
          <table:table-cell table:style-name="Default" table:number-columns-repeated="2"/>
          <table:table-cell office:value-type="string" calcext:value-type="string">
            <text:p>[[["SILFunction *", "hasUnqualifiedOwnership"]], [["isa", "SILUndef", "SILValue", "&gt;", "&lt;"]], [["assert", "SILFunction *", "\"Instructions and arguments should have a function\"", "&amp;&amp;"]], [["SILFunction *", "SILFunction *", "SILValue", "getFunction", "=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8_new.cpp</text:p>
          </table:table-cell>
          <table:table-cell office:value-type="float" office:value="1991" calcext:value-type="float">
            <text:p>1991</text:p>
          </table:table-cell>
          <table:table-cell office:value-type="float" office:value="80" calcext:value-type="float">
            <text:p>80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/>
          <table:table-cell office:value-type="string" calcext:value-type="string">
            <text:p>[[["isa", "SILUndef", "SILValue", "&gt;", "&lt;"]], [["SILFunction *", "SILFunction *", "SILValue", "getFunction", "="]], [["LiveBlocks", "clear"]], [["LifetimeEndingUsers", "clear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8_new.cpp</text:p>
          </table:table-cell>
          <table:table-cell office:value-type="float" office:value="1998" calcext:value-type="float">
            <text:p>1998</text:p>
          </table:table-cell>
          <table:table-cell office:value-type="float" office:value="80" calcext:value-type="float">
            <text:p>80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/>
          <table:table-cell office:value-type="string" calcext:value-type="string">
            <text:p>[[["SILFunction *", "hasUnqualifiedOwnership"]], [["isa", "SILUndef", "SILValue", "&gt;", "&lt;"]], [["assert", "SILFunction *", "\"Instructions and arguments should have a function\"", "&amp;&amp;"]], [["SILFunction *", "SILFunction *", "SILValue", "getFunction", "="]]]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SILLocation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SILLocation", "isDebugInfoLoc"]], [["SILLocation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SILLocation", "isDebugInfoLoc"]], [["SILLocation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30_new.cpp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SILLocation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79" calcext:value-type="float">
            <text:p>79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[[["SILLocation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79" calcext:value-type="float">
            <text:p>79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[[["SILLocation", "isDebugInfoLoc"]], [["SILLocation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79" calcext:value-type="float">
            <text:p>79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[[["SILLocation", "isDebugInfoLoc"]], [["SILLocation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3_new.cpp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9" calcext:value-type="float">
            <text:p>79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[[["SILLocation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8_new.cpp</text:p>
          </table:table-cell>
          <table:table-cell office:value-type="float" office:value="409" calcext:value-type="float">
            <text:p>409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[["llvm :: Intrinsic :: ID"]], [["BuiltinInst *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8_new.cpp</text:p>
          </table:table-cell>
          <table:table-cell office:value-type="float" office:value="410" calcext:value-type="float">
            <text:p>41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[["assert", "BuiltinInst *", "hasValue", "\"Can only get here if we have a SILValue\"", "&amp;&amp;"]], [["llvm :: Intrinsic :: ID"]], [["BuiltinInst *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70_new.cpp</text:p>
          </table:table-cell>
          <table:table-cell office:value-type="float" office:value="409" calcext:value-type="float">
            <text:p>409</text:p>
          </table:table-cell>
          <table:table-cell office:value-type="float" office:value="78" calcext:value-type="float">
            <text:p>78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/>
          <table:table-cell office:value-type="string" calcext:value-type="string">
            <text:p>[[["llvm :: Intrinsic :: ID"]], [["BuiltinInst *"]], [["ENTRY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70_new.cpp</text:p>
          </table:table-cell>
          <table:table-cell office:value-type="float" office:value="410" calcext:value-type="float">
            <text:p>410</text:p>
          </table:table-cell>
          <table:table-cell office:value-type="float" office:value="78" calcext:value-type="float">
            <text:p>78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/>
          <table:table-cell office:value-type="string" calcext:value-type="string">
            <text:p>[[["assert", "BuiltinInst *", "hasValue", "\"Can only get here if we have a SILValue\"", "&amp;&amp;"]], [["llvm :: Intrinsic :: ID"]], [["BuiltinInst *"]], [["ENTRY"]]]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string" calcext:value-type="string">
            <text:p>/data/download/swift/apple_swift7_new.cpp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Idx", "NodeStack", "size", "&lt;"]], [["Idx"]], [["Idx", "Idx", "0", "="]], [["fprintf", "stderr", "\"\\n\""]], [["ENTRY"]], [["NodeStack", "Idx", "Node", "dump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7_new.cpp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Idx", "NodeStack", "size", "&lt;"]], [["NodeStack", "Idx", "Node", "dump"]], [["fprintf", "stderr", "\"NodeStack[%u] at position %zd:\\n\"", "Idx", "NodeStack", "Idx", "Pos"]], [["Idx"]], [["Idx", "Idx", "0", "=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7_new.cpp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Idx"]], [["Idx", "Idx", "0", "="]], [["fprintf", "stderr", "\"\\n\""]], [["ENTRY"]], [["NodeStack", "Idx", "Node", "dump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12_new.cpp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7" calcext:value-type="float">
            <text:p>77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[[["Idx", "NodeStack", "size", "&lt;"]], [["Idx"]], [["Idx", "Idx", "0", "="]], [["fprintf", "stderr", "\"\\n\""]], [["ENTRY"]], [["NodeStack", "Idx", "Node", "dump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12_new.cpp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7" calcext:value-type="float">
            <text:p>77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[[["Idx", "NodeStack", "size", "&lt;"]], [["NodeStack", "Idx", "Node", "dump"]], [["fprintf", "stderr", "\"NodeStack[%u] at position %zd:\\n\"", "Idx", "NodeStack", "Idx", "Pos"]], [["Idx"]], [["Idx", "Idx", "0", "=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12_new.cpp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7" calcext:value-type="float">
            <text:p>77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[[["Idx"]], [["Idx", "Idx", "0", "="]], [["fprintf", "stderr", "\"\\n\""]], [["ENTRY"]], [["NodeStack", "Idx", "Node", "dump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6_old.cpp</text:p>
          </table:table-cell>
          <table:table-cell office:value-type="float" office:value="554" calcext:value-type="float">
            <text:p>554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3"/>
          <table:table-cell office:value-type="string" calcext:value-type="string">
            <text:p>[[["printBlockArguments", "const SILBasicBlock *"]], [["*", "this", "getID", "const SILBasicBlock *", "&lt;&lt;"]], [["printBlockArgumentUses", "const SILBasicBlock *"]], [["const SILBasicBlock *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6_new.cpp</text:p>
          </table:table-cell>
          <table:table-cell office:value-type="float" office:value="540" calcext:value-type="float">
            <text:p>540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3"/>
          <table:table-cell office:value-type="string" calcext:value-type="string">
            <text:p>[[["*", "this", "Ctx", "getID", "const SILBasicBlock *", "&lt;&lt;"]], [["printBlockArgumentUses", "const SILBasicBlock *"]], [["const SILBasicBlock *"]], [["ENTRY"]]]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string" calcext:value-type="string">
            <text:p>/data/download/swift/apple_swift62_old.cpp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!", "RV"]], [["ResultDescList", "0", "hasConvention", "ResultConvention :: Owned"]], [["fnConv", "getNumDirectSILResults", "1", "!="]], [[]], [["&amp;", "RI", "ResultDescList", "0", "="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62_new.cpp</text:p>
          </table:table-cell>
          <table:table-cell table:style-name="ce1" office:value-type="float" office:value="911" calcext:value-type="float">
            <text:p>911</text:p>
          </table:table-cell>
          <table:table-cell table:style-name="ce1" office:value-type="float" office:value="75" calcext:value-type="float">
            <text:p>75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!", "RV"]], [["ResultDescList", "0", "hasConvention", "ResultConvention :: Owned"]], [["!", "fnConv", "getIndirectSILResults", "empty"]], [["fnConv", "getNumDirectSILResults", "1", "!="]], [[]], [["&amp;", "RI", "ResultDescList", "0", "="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72_old.cpp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75" calcext:value-type="float">
            <text:p>75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[[["!", "RV"]], [["ResultDescList", "0", "hasConvention", "ResultConvention :: Owned"]], [["fnConv", "getNumDirectSILResults", "1", "!="]], [[]], [["&amp;", "RI", "ResultDescList", "0", "="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72_new.cpp</text:p>
          </table:table-cell>
          <table:table-cell table:style-name="ce1" office:value-type="float" office:value="911" calcext:value-type="float">
            <text:p>911</text:p>
          </table:table-cell>
          <table:table-cell table:style-name="ce1" office:value-type="float" office:value="75" calcext:value-type="float">
            <text:p>75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[[["!", "RV"]], [["ResultDescList", "0", "hasConvention", "ResultConvention :: Owned"]], [["!", "fnConv", "getIndirectSILResults", "empty"]], [["fnConv", "getNumDirectSILResults", "1", "!="]], [[]], [["&amp;", "RI", "ResultDescList", "0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2_new.cpp</text:p>
          </table:table-cell>
          <table:table-cell office:value-type="float" office:value="619" calcext:value-type="float">
            <text:p>619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[["Optional &lt; SILResultInfo &gt;"]], [["ExtInfo", "ExtInfo", "withRepresentation", "SILFunctionTypeRepresentation :: Thin", "="]], [["ExtInfo", "CanSILFunctionType", "getExtInfo", "="]], [["ExtInfo", "CanSILFunctionType", "getExtInfo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2_new.cpp</text:p>
          </table:table-cell>
          <table:table-cell office:value-type="float" office:value="620" calcext:value-type="float">
            <text:p>62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ollow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[["ExpectedFTy", "hasErrorResult"]], [["Optional &lt; SILResultInfo &gt;"]], [["ExtInfo", "ExtInfo", "withRepresentation", "SILFunctionTypeRepresentation :: Thin", "="]], [["ExtInfo", "CanSILFunctionType", "getExtInfo", "=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72_new.cpp</text:p>
          </table:table-cell>
          <table:table-cell office:value-type="float" office:value="619" calcext:value-type="float">
            <text:p>619</text:p>
          </table:table-cell>
          <table:table-cell office:value-type="float" office:value="74" calcext:value-type="float">
            <text:p>74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/>
          <table:table-cell office:value-type="string" calcext:value-type="string">
            <text:p>[[["Optional &lt; SILResultInfo &gt;"]], [["ExtInfo", "ExtInfo", "withRepresentation", "SILFunctionTypeRepresentation :: Thin", "="]], [["ExtInfo", "CanSILFunctionType", "getExtInfo", "="]], [["ExtInfo", "CanSILFunctionType", "getExtInfo", "="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72_new.cpp</text:p>
          </table:table-cell>
          <table:table-cell office:value-type="float" office:value="620" calcext:value-type="float">
            <text:p>620</text:p>
          </table:table-cell>
          <table:table-cell office:value-type="float" office:value="74" calcext:value-type="float">
            <text:p>74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/>
          <table:table-cell office:value-type="string" calcext:value-type="string">
            <text:p>[[["ExpectedFTy", "hasErrorResult"]], [["Optional &lt; SILResultInfo &gt;"]], [["ExtInfo", "ExtInfo", "withRepresentation", "SILFunctionTypeRepresentation :: Thin", "="]], [["ExtInfo", "CanSILFunctionType", "getExtInfo", "="]]]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string" calcext:value-type="string">
            <text:p>/data/download/swift/apple_swift46_old.cpp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inheritedMapping", "first", "inheritsFrom", "ProtocolDecl *"]], [["known", "inherited", "end", "!="]], [["getKind", "ProtocolConformanceKind :: Normal", "=="]], [[]], [[]], [["inheritedMapping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6_old.cpp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inheritedMapping", "first", "inheritsFrom", "ProtocolDecl *"]], [["known", "inherited", "end", "!="]], [["getKind", "ProtocolConformanceKind :: Normal", "=="]], [["assert", "!", "isComplete", "\"Missing inherited mapping in conformance\"", "&amp;&amp;"]], [[]], [[]]]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/data/download/swift/apple_swift55_old.cpp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73" calcext:value-type="float">
            <text:p>73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[[["inheritedMapping", "first", "inheritsFrom", "ProtocolDecl *"]], [["known", "inherited", "end", "!="]], [["getKind", "ProtocolConformanceKind :: Normal", "=="]], [[]], [[]], [["inheritedMapping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55_old.cpp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73" calcext:value-type="float">
            <text:p>73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[[["inheritedMapping", "first", "inheritsFrom", "ProtocolDecl *"]], [["known", "inherited", "end", "!="]], [["getKind", "ProtocolConformanceKind :: Normal", "=="]], [["assert", "!", "isComplete", "\"Missing inherited mapping in conformance\"", "&amp;&amp;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6_old.cpp</text:p>
          </table:table-cell>
          <table:table-cell office:value-type="float" office:value="785" calcext:value-type="float">
            <text:p>785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[["getKind", "ProtocolConformanceKind :: Specialized", "=="]], [["inherited", "spec", "getGenericConformance", "getInheritedConformance", "ProtocolDecl *", "="]], [[]], [["spec", "cast", "SpecializedProtocolConformance", "this", "&gt;", "&lt;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6_old.cpp</text:p>
          </table:table-cell>
          <table:table-cell office:value-type="float" office:value="796" calcext:value-type="float">
            <text:p>796</text:p>
          </table:table-cell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faul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[["getKind", "ProtocolConformanceKind :: Specialized", "==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55_old.cpp</text:p>
          </table:table-cell>
          <table:table-cell office:value-type="float" office:value="785" calcext:value-type="float">
            <text:p>785</text:p>
          </table:table-cell>
          <table:table-cell office:value-type="float" office:value="72" calcext:value-type="float">
            <text:p>72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getKind", "ProtocolConformanceKind :: Specialized", "=="]], [["inherited", "spec", "getGenericConformance", "getInheritedConformance", "ProtocolDecl *", "="]], [[]], [["spec", "cast", "SpecializedProtocolConformance", "this", "&gt;", "&lt;", "="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55_old.cpp</text:p>
          </table:table-cell>
          <table:table-cell office:value-type="float" office:value="796" calcext:value-type="float">
            <text:p>796</text:p>
          </table:table-cell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fault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getKind", "ProtocolConformanceKind :: Specialized", "=="]], [[]], [[]], [[]], [[]]]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string" calcext:value-type="string">
            <text:p>/data/download/swift/apple_swift32_old.cpp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it", "InlinedScopeCache", "end", "!="]], [[]], [[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32_old.cpp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follow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it", "InlinedScopeCache", "end", "!="]], [["SILDebugScope", "CallSiteScope", "const SILDebugScope *"]], [[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32_new.cpp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it", "InlinedScopeCache", "end", "!="]], [["!", "const SILDebugScope *"]], [[]], [[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5_old.cpp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it", "InlinedScopeCache", "end", "!="]], [[]], [[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5_old.cpp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it", "InlinedScopeCache", "end", "!="]], [["SILDebugScope", "CallSiteScope", "const SILDebugScope *"]], [[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5_new.cpp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[[["it", "InlinedScopeCache", "end", "!="]], [["!", "const SILDebugScope *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31_old.cpp</text:p>
          </table:table-cell>
          <table:table-cell office:value-type="float" office:value="761" calcext:value-type="float">
            <text:p>76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[[["!", "CallSite", "isNull"]], [["CallSite", "isASTNode"]], [["const SILDebugScope *"]], [["CallSite", "CS", "Loc", "="]], [[]], [["*", "this", "\" perf_inlined_at \"", "&lt;&lt;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31_new.cpp</text:p>
          </table:table-cell>
          <table:table-cell office:value-type="float" office:value="761" calcext:value-type="float">
            <text:p>76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[[["!", "CallSite", "isNull"]], [["CallSite", "isASTNode"]], [["const SILDebugScope *", "const SILDebugScope *", "InlinedCallSite", "="]], [["!", "const SILDebugScope *"]], [["CallSite", "const SILDebugScope *", "Loc", "="]], [[]], [["*", "this", "\" perf_inlined_at \"", "&lt;&lt;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4_old.cpp</text:p>
          </table:table-cell>
          <table:table-cell office:value-type="float" office:value="761" calcext:value-type="float">
            <text:p>761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!", "CallSite", "isNull"]], [["CallSite", "isASTNode"]], [["const SILDebugScope *"]], [["CallSite", "CS", "Loc", "="]], [[]], [["*", "this", "\" perf_inlined_at \"", "&lt;&lt;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44_new.cpp</text:p>
          </table:table-cell>
          <table:table-cell office:value-type="float" office:value="761" calcext:value-type="float">
            <text:p>761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!", "CallSite", "isNull"]], [["CallSite", "isASTNode"]], [["const SILDebugScope *", "const SILDebugScope *", "InlinedCallSite", "="]], [["!", "const SILDebugScope *"]], [["CallSite", "const SILDebugScope *", "Loc", "="]], [[]], [["*", "this", "\" perf_inlined_at \"", "&lt;&lt;"]]]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1648" calcext:value-type="float">
            <text:p>1648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ExistentialMetatype", "=="]], [["!", "TypeBase *"]], [[]], [["llvm :: DINode :: DIFlags", "llvm :: DINode :: FlagArtificial", "|="]], [["TypeKind :: Metatype"]], [["TypeKind :: ExistentialMetatype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1652" calcext:value-type="float">
            <text:p>1652</text:p>
          </table:table-cell>
          <table:table-cell table:style-name="ce1" office:value-type="float" office:value="69" calcext:value-type="float">
            <text:p>69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ExistentialMetatype", "=="]], [["!", "TypeBase *"]], [[]], [["llvm :: DINode :: DIFlags", "llvm :: DINode :: FlagArtificial", "|="]], [["TypeKind :: Metatype"]], [["TypeKind :: ExistentialMetatype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1648" calcext:value-type="float">
            <text:p>1648</text:p>
          </table:table-cell>
          <table:table-cell table:style-name="ce1"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ExistentialMetatype", "=="]], [["!", "TypeBase *"]], [[]], [["llvm :: DINode :: DIFlags", "llvm :: DINode :: FlagArtificial", "|="]], [["TypeKind :: Metatype"]], [["TypeKind :: ExistentialMetatype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1646" calcext:value-type="float">
            <text:p>1646</text:p>
          </table:table-cell>
          <table:table-cell table:style-name="ce1"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TypeBase *", "getKind", "TypeKind :: ExistentialMetatype", "=="]], [["!", "TypeBase *"]], [[]], [["llvm :: DINode :: DIFlags", "llvm :: DINode :: FlagArtificial", "|="]], [["TypeKind :: Metatype"]], [["TypeKind :: ExistentialMetatype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old.cpp</text:p>
          </table:table-cell>
          <table:table-cell office:value-type="float" office:value="669" calcext:value-type="float">
            <text:p>669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3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[[["const SILDebugScope *"]], [["!", "SILFn", "!", "SILFn", "isBare", "!", "SILFn", "isThunk", "&amp;&amp;", "||"]], [["Cached", "ScopeCache", "end", "!="]], [["unsigned", "unsigned", "0", "="]], [["SILLocation :: DebugLoc"]], [["StringRef", "getName", "const SILDebugScope *", "Loc", "="]], [["StringRef", "SILFn", "getName", "=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new.cpp</text:p>
          </table:table-cell>
          <table:table-cell office:value-type="float" office:value="673" calcext:value-type="float">
            <text:p>673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3" office:value-type="string" calcext:value-type="string">
            <text:p>m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[[["const SILDebugScope *"]], [["!", "SILFn", "!", "SILFn", "isBare", "!", "SILFn", "isThunk", "&amp;&amp;", "||"]], [["Cached", "ScopeCache", "end", "!="]], [["unsigned", "unsigned", "0", "="]], [["SILLocation :: DebugLoc"]], [["StringRef", "getName", "const SILDebugScope *", "Loc", "="]], [["StringRef", "SILFn", "getName", "=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old.cpp</text:p>
          </table:table-cell>
          <table:table-cell office:value-type="float" office:value="669" calcext:value-type="float">
            <text:p>669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const SILDebugScope *"]], [["!", "SILFn", "!", "SILFn", "isBare", "!", "SILFn", "isThunk", "&amp;&amp;", "||"]], [["Cached", "ScopeCache", "end", "!="]], [["unsigned", "unsigned", "0", "="]], [["SILLocation :: DebugLoc"]], [["StringRef", "getName", "const SILDebugScope *", "Loc", "="]], [["StringRef", "SILFn", "getName", "=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42_new.cpp</text:p>
          </table:table-cell>
          <table:table-cell office:value-type="float" office:value="667" calcext:value-type="float">
            <text:p>667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const SILDebugScope *"]], [["!", "SILFn", "!", "SILFn", "isBare", "!", "SILFn", "isThunk", "&amp;&amp;", "||"]], [["Cached", "ScopeCache", "end", "!="]], [["unsigned", "unsigned", "0", "="]], [["SILLocation :: DebugLoc"]], [["StringRef", "getName", "const SILDebugScope *", "Loc", "="]], [["StringRef", "SILFn", "getName", "="]]]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string" calcext:value-type="string">
            <text:p>/data/download/swift/apple_swift26_old.cpp</text:p>
          </table:table-cell>
          <table:table-cell table:style-name="ce1" office:value-type="float" office:value="2481" calcext:value-type="float">
            <text:p>248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Conformance", "hasTypeWitness", "AssociatedTypeDecl *"]], [["bool"]], [["TypeDecl *"]], [["Type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6_new.cpp</text:p>
          </table:table-cell>
          <table:table-cell table:style-name="ce1" office:value-type="float" office:value="2451" calcext:value-type="float">
            <text:p>2451</text:p>
          </table:table-cell>
          <table:table-cell table:style-name="ce1" office:value-type="float" office:value="67" calcext:value-type="float">
            <text:p>67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Conformance", "hasTypeWitness", "AssociatedTypeDecl *"]], [["bool"]], [["TypeDecl *"]], [["Type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37_old.cpp</text:p>
          </table:table-cell>
          <table:table-cell table:style-name="ce1" office:value-type="float" office:value="2481" calcext:value-type="float">
            <text:p>2481</text:p>
          </table:table-cell>
          <table:table-cell table:style-name="ce1" office:value-type="float" office:value="67" calcext:value-type="float">
            <text:p>67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[[["Conformance", "hasTypeWitness", "AssociatedTypeDecl *"]], [["bool"]], [["TypeDecl *"]], [["Type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37_new.cpp</text:p>
          </table:table-cell>
          <table:table-cell table:style-name="ce1" office:value-type="float" office:value="2451" calcext:value-type="float">
            <text:p>2451</text:p>
          </table:table-cell>
          <table:table-cell table:style-name="ce1" office:value-type="float" office:value="67" calcext:value-type="float">
            <text:p>67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[[["Conformance", "hasTypeWitness", "AssociatedTypeDecl *"]], [["bool"]], [["TypeDecl *"]], [["Type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7_old.cpp</text:p>
          </table:table-cell>
          <table:table-cell office:value-type="float" office:value="1308" calcext:value-type="float">
            <text:p>1308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[["bool", "BlocksWithLifetimeEndingUses", "insert", "SILBasicBlock *", "second", "&amp;&amp;", "!", "BlocksWithLifetimeEndingUses", "count", "SILBasicBlock *", "||"]], [["llvm :: errs", "\"User: \"", "*", "llvm :: Optional &lt; GeneralizedUser &gt;", "getValue", "&lt;&lt;", "&lt;&lt;"]], [["llvm :: errs", "\"Function: '\"", "Value", "getFunction", "getName", "\"'\\n\"", "\"Found over consume?!\\n\"", "\"Value: \"", "*", "Value", "&lt;&lt;", "&lt;&lt;", "&lt;&lt;", "&lt;&lt;", "&lt;&lt;", "&lt;&lt;"]], [["llvm :: errs", "\"Function: '\"", "Value", "getFunction", "getName", "\"'\\n\"", "\"Found over consume?!\\n\"", "\"Value: \"", "*", "Value", "&lt;&lt;", "&lt;&lt;", "&lt;&lt;", "&lt;&lt;", "&lt;&lt;", "&lt;&lt;"]], [["bool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422" calcext:value-type="float">
            <text:p>142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aul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[["bool", "BlocksWithLifetimeEndingUses", "insert", "SILBasicBlock *", "second", "&amp;&amp;", "!", "BlocksWithLifetimeEndingUses", "count", "SILBasicBlock *", "||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428" calcext:value-type="float">
            <text:p>1428</text:p>
          </table:table-cell>
          <table:table-cell office:value-type="float" office:value="66" calcext:value-type="float">
            <text:p>66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[["bool", "BlocksWithLifetimeEndingUses", "insert", "SILBasicBlock *", "second", "&amp;&amp;", "!", "BlocksWithLifetimeEndingUses", "count", "SILBasicBlock *", "||"]], [["llvm :: errs", "\"User: \"", "*", "llvm :: Optional &lt; GeneralizedUser &gt;", "getValue", "&lt;&lt;", "&lt;&lt;"]], [["llvm :: errs", "\"Function: '\"", "Value", "getFunction", "getName", "\"'\\n\"", "\"Found over consume?!\\n\"", "\"Value: \"", "*", "Value", "&lt;&lt;", "&lt;&lt;", "&lt;&lt;", "&lt;&lt;", "&lt;&lt;", "&lt;&lt;"]], [["llvm :: errs", "\"Function: '\"", "Value", "getFunction", "getName", "\"'\\n\"", "\"Found over consume?!\\n\"", "\"Value: \"", "*", "Value", "&lt;&lt;", "&lt;&lt;", "&lt;&lt;", "&lt;&lt;", "&lt;&lt;", "&lt;&lt;"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2_old.cpp</text:p>
          </table:table-cell>
          <table:table-cell office:value-type="float" office:value="1308" calcext:value-type="float">
            <text:p>1308</text:p>
          </table:table-cell>
          <table:table-cell office:value-type="float" office:value="66" calcext:value-type="float">
            <text:p>66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/>
          <table:table-cell office:value-type="string" calcext:value-type="string">
            <text:p>[[["bool", "BlocksWithLifetimeEndingUses", "insert", "SILBasicBlock *", "second", "&amp;&amp;", "!", "BlocksWithLifetimeEndingUses", "count", "SILBasicBlock *", "||"]], [["llvm :: errs", "\"User: \"", "*", "llvm :: Optional &lt; GeneralizedUser &gt;", "getValue", "&lt;&lt;", "&lt;&lt;"]], [["llvm :: errs", "\"Function: '\"", "Value", "getFunction", "getName", "\"'\\n\"", "\"Found over consume?!\\n\"", "\"Value: \"", "*", "Value", "&lt;&lt;", "&lt;&lt;", "&lt;&lt;", "&lt;&lt;", "&lt;&lt;", "&lt;&lt;"]], [["llvm :: errs", "\"Function: '\"", "Value", "getFunction", "getName", "\"'\\n\"", "\"Found over consume?!\\n\"", "\"Value: \"", "*", "Value", "&lt;&lt;", "&lt;&lt;", "&lt;&lt;", "&lt;&lt;", "&lt;&lt;", "&lt;&lt;"]], [["bool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377" calcext:value-type="float">
            <text:p>1377</text:p>
          </table:table-cell>
          <table:table-cell office:value-type="float" office:value="66" calcext:value-type="float">
            <text:p>66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/>
          <table:table-cell office:value-type="string" calcext:value-type="string">
            <text:p>[[["bool", "BlocksWithLifetimeEndingUses", "insert", "SILBasicBlock *", "second", "&amp;&amp;", "!", "BlocksWithLifetimeEndingUses", "count", "SILBasicBlock *", "||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383" calcext:value-type="float">
            <text:p>1383</text:p>
          </table:table-cell>
          <table:table-cell office:value-type="float" office:value="66" calcext:value-type="float">
            <text:p>66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/>
          <table:table-cell office:value-type="string" calcext:value-type="string">
            <text:p>[[["bool", "BlocksWithLifetimeEndingUses", "insert", "SILBasicBlock *", "second", "&amp;&amp;", "!", "BlocksWithLifetimeEndingUses", "count", "SILBasicBlock *", "||"]], [["llvm :: errs", "\"User: \"", "*", "llvm :: Optional &lt; GeneralizedUser &gt;", "getValue", "&lt;&lt;", "&lt;&lt;"]], [["llvm :: errs", "\"Function: '\"", "Value", "getFunction", "getName", "\"'\\n\"", "\"Found over consume?!\\n\"", "\"Value: \"", "*", "Value", "&lt;&lt;", "&lt;&lt;", "&lt;&lt;", "&lt;&lt;", "&lt;&lt;", "&lt;&lt;"]], [["llvm :: errs", "\"Function: '\"", "Value", "getFunction", "getName", "\"'\\n\"", "\"Found over consume?!\\n\"", "\"Value: \"", "*", "Value", "&lt;&lt;", "&lt;&lt;", "&lt;&lt;", "&lt;&lt;", "&lt;&lt;", "&lt;&lt;"]], [[]], [[]], [[]]]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1861" calcext:value-type="float">
            <text:p>1861</text:p>
          </table:table-cell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fault</text:p>
          </table:table-cell>
          <table:table-cell table:number-columns-repeated="2"/>
          <table:table-cell table:style-name="ce1" office:value-type="string" calcext:value-type="string">
            <text:p>[[["!", "SuccessorBlocksThatMustBeVisited", "empty"]], [[]], [[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1867" calcext:value-type="float">
            <text:p>1867</text:p>
          </table:table-cell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fault</text:p>
          </table:table-cell>
          <table:table-cell table:number-columns-repeated="2"/>
          <table:table-cell table:style-name="ce1" office:value-type="string" calcext:value-type="string">
            <text:p>[[["!", "SuccessorBlocksThatMustBeVisited", "empty"]], [[]], [[]], [["BB"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2_new.cpp</text:p>
          </table:table-cell>
          <table:table-cell table:style-name="ce1" office:value-type="float" office:value="1818" calcext:value-type="float">
            <text:p>1818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[[["!", "SuccessorBlocksThatMustBeVisited", "empty"]], [[]], [[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2_new.cpp</text:p>
          </table:table-cell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[[["!", "SuccessorBlocksThatMustBeVisited", "empty"]], [[]], [[]], [["BB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846" calcext:value-type="float">
            <text:p>184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[["doesBlockDoubleConsume", "PredBlock"]], [["SILBasicBlock *", "Value", "getParentBlock", "=="]], [["TUB", "isUnreachable", "SuccBlock"]], [["VisitedBlocks", "count", "SuccBlock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7_old.cpp</text:p>
          </table:table-cell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ollo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[["!", "SuccessorBlocksThatMustBeVisited", "empty"]], [["!", "Worklist", "empty"]], [["VisitedBlocks", "count", "SuccBlock"]], [["TUB", "isUnreachable", "SuccBlock"]], [["doesBlockDoubleConsume", "PredBlock"]], [["IsSILOwnershipVerifierTestingEnabled"]], [["SILBasicBlock *", "Value", "getParentBlock", "=="]], [["!", "Worklist", "empty"]], [["VisitedBlocks", "count", "SuccBlock"]], [["SILBasicBlock *", "Value", "getParentBlock", "=="]], [["doesBlockDoubleConsume", "PredBlock"]], [["TUB", "isUnreachable", "SuccBlock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803" calcext:value-type="float">
            <text:p>1803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/>
          <table:table-cell office:value-type="string" calcext:value-type="string">
            <text:p>[[["doesBlockDoubleConsume", "PredBlock"]], [["SILBasicBlock *", "Value", "getParentBlock", "=="]], [["TUB", "isUnreachable", "SuccBlock"]], [["VisitedBlocks", "count", "SuccBlock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2_old.cpp</text:p>
          </table:table-cell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/>
          <table:table-cell office:value-type="string" calcext:value-type="string">
            <text:p>[[["!", "SuccessorBlocksThatMustBeVisited", "empty"]], [["!", "Worklist", "empty"]], [["doesBlockDoubleConsume", "PredBlock"]], [["TUB", "isUnreachable", "SuccBlock"]], [["IsSILOwnershipVerifierTestingEnabled"]], [["VisitedBlocks", "count", "SuccBlock"]], [["SILBasicBlock *", "Value", "getParentBlock", "=="]], [["SILBasicBlock *", "Value", "getParentBlock", "=="]], [["VisitedBlocks", "count", "SuccBlock"]], [["doesBlockDoubleConsume", "PredBlock"]], [["!", "Worklist", "empty"]], [["TUB", "isUnreachable", "SuccBlock"]]]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string" calcext:value-type="string">
            <text:p>/data/download/swift/apple_swift3_old.cpp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FrontendOptions :: ActionType", "FrontendOptions :: EmitTBD", "=="]], [["FrontendOptions :: ActionType", "FrontendOptions :: Typecheck", "=="]], [["ASTContext &amp;", "hadError"]], [["FrontendOptions :: ActionType", "FrontendOptions :: EmitImportedModules", "=="]], [["bool", "bool", "!", "std :: unique_ptr &lt; CompilerInstance &gt; &amp;", "getMainModule", "hasEntryPoint", "FrontendOptions", "ImplicitObjCHeaderPath", "empty", "!", "ASTContext &amp;", "LangOpts", "EnableAppExtensionRestrictions", "&amp;&amp;", "&amp;&amp;", "=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3_new.cpp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63" calcext:value-type="float">
            <text:p>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[[["FrontendOptions :: ActionType", "FrontendOptions :: EmitTBD", "=="]], [["FrontendOptions :: ActionType", "FrontendOptions :: Typecheck", "=="]], [["ASTContext &amp;", "hadError"]], [["FrontendOptions :: ActionType", "FrontendOptions :: EmitImportedModules", "=="]], [["hasMultipleIRGenThreads", "CompilerInvocation &amp;", "getSILOptions", "NumThreads", "1", "&gt;", "="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8_old.cpp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[[["FrontendOptions :: ActionType", "FrontendOptions :: EmitTBD", "=="]], [["FrontendOptions :: ActionType", "FrontendOptions :: Typecheck", "=="]], [["ASTContext &amp;", "hadError"]], [["FrontendOptions :: ActionType", "FrontendOptions :: EmitImportedModules", "=="]], [["bool", "bool", "!", "std :: unique_ptr &lt; CompilerInstance &gt; &amp;", "getMainModule", "hasEntryPoint", "FrontendOptions", "ImplicitObjCHeaderPath", "empty", "!", "ASTContext &amp;", "LangOpts", "EnableAppExtensionRestrictions", "&amp;&amp;", "&amp;&amp;", "=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8_new.cpp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[[["FrontendOptions :: ActionType", "FrontendOptions :: EmitTBD", "=="]], [["FrontendOptions :: ActionType", "FrontendOptions :: Typecheck", "=="]], [["ASTContext &amp;", "hadError"]], [["FrontendOptions :: ActionType", "FrontendOptions :: EmitImportedModules", "=="]], [["hasMultipleIRGenThreads", "CompilerInvocation &amp;", "getSILOptions", "NumThreads", "1", "&gt;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_new.cpp</text:p>
          </table:table-cell>
          <table:table-cell office:value-type="float" office:value="2457" calcext:value-type="float">
            <text:p>2457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[["constraintType", "resolvedConstraint", "getType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_new.cpp</text:p>
          </table:table-cell>
          <table:table-cell office:value-type="float" office:value="2460" calcext:value-type="float">
            <text:p>24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ollo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[["!", "constraintType", "isExistentialType"]], [["!", "constraintType", "getClassOrBoundGenericClass"]], [["assert", "constraintType", "\"Missing constraint type?\"", "&amp;&amp;"]], [["constraintType", "resolvedConstraint", "getType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_new.cpp</text:p>
          </table:table-cell>
          <table:table-cell office:value-type="float" office:value="2457" calcext:value-type="float">
            <text:p>2457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/>
          <table:table-cell office:value-type="string" calcext:value-type="string">
            <text:p>[[["constraintType", "resolvedConstraint", "getType", "="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_new.cpp</text:p>
          </table:table-cell>
          <table:table-cell office:value-type="float" office:value="2460" calcext:value-type="float">
            <text:p>2460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/>
          <table:table-cell office:value-type="string" calcext:value-type="string">
            <text:p>[[["!", "constraintType", "isExistentialType"]], [["!", "constraintType", "getClassOrBoundGenericClass"]], [["assert", "constraintType", "\"Missing constraint type?\"", "&amp;&amp;"]], [["constraintType", "resolvedConstraint", "getType", "="]], [[]]]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string" calcext:value-type="string">
            <text:p>/data/download/swift/apple_swift58_old.cpp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3"/>
          <table:table-cell table:style-name="ce1" office:value-type="string" calcext:value-type="string">
            <text:p>[[["!", "Constraint *"]], [["assert", "Constraint *", "getNestedConstraints", "front", "getKind", "ConstraintKind :: BindOverload", "=="]], [["assert", "constraint", "getKind", "ConstraintKind :: Disjunction", "!=", "\"Type variable is involved in more than one disjunction!\"", "&amp;&amp;"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60_old.cpp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3"/>
          <table:table-cell table:style-name="ce1" office:value-type="string" calcext:value-type="string">
            <text:p>[[["!", "Constraint *"]], [["assert", "Constraint *", "getNestedConstraints", "front", "getKind", "ConstraintKind :: BindOverload", "=="]], [["assert", "constraint", "getKind", "ConstraintKind :: Disjunction", "!=", "\"Type variable is involved in more than one disjunction!\"", "&amp;&amp;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9_old.cpp</text:p>
          </table:table-cell>
          <table:table-cell office:value-type="float" office:value="1329" calcext:value-type="float">
            <text:p>1329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[[[]], [[]], [["inheritedProto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53_old.cpp</text:p>
          </table:table-cell>
          <table:table-cell office:value-type="float" office:value="1329" calcext:value-type="float">
            <text:p>1329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[[[]], [[]], [["inheritedProto"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7_old.cpp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3"/>
          <table:table-cell table:style-name="ce1" office:value-type="string" calcext:value-type="string">
            <text:p>[[["foundBaseConformance", "Conformance", "getInheritedConformances", "find", "ProtocolDecl *", "="]], [[]], [["assert", "Lowering :: TypeConverter :: protocolRequiresWitnessTable", "ProtocolDecl *"]], [["ProtocolDecl *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54_old.cpp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3"/>
          <table:table-cell table:style-name="ce1" office:value-type="string" calcext:value-type="string">
            <text:p>[[["foundBaseConformance", "Conformance", "getInheritedConformances", "find", "ProtocolDecl *", "="]], [[]], [["assert", "Lowering :: TypeConverter :: protocolRequiresWitnessTable", "ProtocolDecl *"]], [["ProtocolDecl *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6_old.cpp</text:p>
          </table:table-cell>
          <table:table-cell office:value-type="float" office:value="805" calcext:value-type="float">
            <text:p>805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[[["getKind", "ProtocolConformanceKind :: Inherited", "=="]], [["protoInherited", "classInherited", "getInheritedConformance", "getInheritedConformance", "ProtocolDecl *", "="]], [[]], [["classInherited", "cast", "InheritedProtocolConformance", "this", "&gt;", "&lt;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55_old.cpp</text:p>
          </table:table-cell>
          <table:table-cell office:value-type="float" office:value="805" calcext:value-type="float">
            <text:p>805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[[["getKind", "ProtocolConformanceKind :: Inherited", "=="]], [["protoInherited", "classInherited", "getInheritedConformance", "getInheritedConformance", "ProtocolDecl *", "="]], [[]], [["classInherited", "cast", "InheritedProtocolConformance", "this", "&gt;", "&lt;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0_new.cpp</text:p>
          </table:table-cell>
          <table:table-cell office:value-type="float" office:value="1702" calcext:value-type="float">
            <text:p>1702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3"/>
          <table:table-cell office:value-type="string" calcext:value-type="string">
            <text:p>[[["VarDecl *", "getDeclContext", "isModuleScopeContext"]], [["VarDecl *", "getDeclContext", "isLocalContext"]], [["!", "VarDecl *", "isLet"]], [["VarDecl *", "getAccessStrategy", "AccessSemantics", "AccessKind", "AccessStrategy :: Storage", "=="]], [["Optional &lt; SILAccessEnforcement &gt;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50_new.cpp</text:p>
          </table:table-cell>
          <table:table-cell office:value-type="float" office:value="1702" calcext:value-type="float">
            <text:p>1702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3"/>
          <table:table-cell office:value-type="string" calcext:value-type="string">
            <text:p>[[["VarDecl *", "getDeclContext", "isModuleScopeContext"]], [["VarDecl *", "getDeclContext", "isLocalContext"]], [["!", "VarDecl *", "isLet"]], [["VarDecl *", "getAccessStrategy", "AccessSemantics", "AccessKind", "AccessStrategy :: Storage", "=="]], [["Optional &lt; SILAccessEnforcement &gt;"]]]</text:p>
          </table:table-cell>
          <table:table-cell table:style-name="Default" table:number-columns-repeated="1017"/>
        </table:table-row>
        <table:table-row table:style-name="ro4">
          <table:table-cell office:value-type="string" calcext:value-type="string">
            <text:p>/data/download/swift/apple_swift30_new.cpp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[[["Parent", "isNull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3_new.cpp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[[["Parent", "isNull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new.cpp</text:p>
          </table:table-cell>
          <table:table-cell office:value-type="float" office:value="283" calcext:value-type="float">
            <text:p>283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3"/>
          <table:table-cell office:value-type="string" calcext:value-type="string">
            <text:p>[[["CachedInlinedAt", "InlinedAtCache", "end", "!="]], [["!", "CS"]], [[]], [["CachedInlinedAt", "InlinedAtCache", "find", "CS", "="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42_new.cpp</text:p>
          </table:table-cell>
          <table:table-cell office:value-type="float" office:value="266" calcext:value-type="float">
            <text:p>266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3"/>
          <table:table-cell office:value-type="string" calcext:value-type="string">
            <text:p>[[["CachedInlinedAt", "InlinedAtCache", "end", "!="]], [["!", "CS"]], [[]], [["CachedInlinedAt", "InlinedAtCache", "find", "CS", "="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8_old.cpp</text:p>
          </table:table-cell>
          <table:table-cell office:value-type="float" office:value="1347" calcext:value-type="float">
            <text:p>1347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3"/>
          <table:table-cell office:value-type="string" calcext:value-type="string">
            <text:p>[[["!", "witness", "getDecl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39_old.cpp</text:p>
          </table:table-cell>
          <table:table-cell office:value-type="float" office:value="1347" calcext:value-type="float">
            <text:p>1347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3"/>
          <table:table-cell office:value-type="string" calcext:value-type="string">
            <text:p>[[["!", "witness", "getDecl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6_new.cpp</text:p>
          </table:table-cell>
          <table:table-cell office:value-type="float" office:value="4717" calcext:value-type="float">
            <text:p>4717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3"/>
          <table:table-cell office:value-type="string" calcext:value-type="string">
            <text:p>[[["!", "ValueDecl *", "isProtocolRequirement"]], [["ValueDecl *", "isInvalid", "!", "ValueDecl *", "hasValidSignature", "||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37_new.cpp</text:p>
          </table:table-cell>
          <table:table-cell office:value-type="float" office:value="4717" calcext:value-type="float">
            <text:p>4717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3"/>
          <table:table-cell office:value-type="string" calcext:value-type="string">
            <text:p>[[["!", "ValueDecl *", "isProtocolRequirement"]], [["ValueDecl *", "isInvalid", "!", "ValueDecl *", "hasValidSignature", "||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6_old.cpp</text:p>
          </table:table-cell>
          <table:table-cell office:value-type="float" office:value="2390" calcext:value-type="float">
            <text:p>239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3"/>
          <table:table-cell office:value-type="string" calcext:value-type="string">
            <text:p>[[["conformance", "TypeChecker &amp;", "conformsToProtocol", "Type", "proto", "DeclContext *", "None", "="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37_old.cpp</text:p>
          </table:table-cell>
          <table:table-cell office:value-type="float" office:value="2390" calcext:value-type="float">
            <text:p>239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3"/>
          <table:table-cell office:value-type="string" calcext:value-type="string">
            <text:p>[[["conformance", "TypeChecker &amp;", "conformsToProtocol", "Type", "proto", "DeclContext *", "None", "="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5_old.cpp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3"/>
          <table:table-cell office:value-type="string" calcext:value-type="string">
            <text:p>[[["!", "AssociatedTypeDecl *"]], [["AssociatedTypeDecl *", "dyn_cast", "AssociatedTypeDecl", "member", "&gt;", "&lt;", "="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36_old.cpp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3"/>
          <table:table-cell office:value-type="string" calcext:value-type="string">
            <text:p>[[["!", "AssociatedTypeDecl *"]], [["AssociatedTypeDecl *", "dyn_cast", "AssociatedTypeDecl", "member", "&gt;", "&lt;", "="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4_new.cpp</text:p>
          </table:table-cell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string" calcext:value-type="string">
            <text:p>[[["out", "\"Generic signature: \"", "&lt;&lt;"]], [["llvm :: raw_ostream &amp;"]], [["ENTRY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34_new.cpp</text:p>
          </table:table-cell>
          <table:table-cell office:value-type="float" office:value="398" calcext:value-type="float">
            <text:p>39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string" calcext:value-type="string">
            <text:p>[[["out", "\"Generic signature: \"", "&lt;&lt;"]], [["llvm :: raw_ostream &amp;"]], [["ENTRY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3_old.cpp</text:p>
          </table:table-cell>
          <table:table-cell office:value-type="float" office:value="596" calcext:value-type="float">
            <text:p>596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3"/>
          <table:table-cell office:value-type="string" calcext:value-type="string">
            <text:p>[[["specializedType", "getPointer", "genericWitness", "getReplacement", "getPointer", "=="]], [["known", "TypeWitnesses", "end", "!="]], [["conforms", "conformingModule", "lookupConformance", "specializedType", "proto", "LazyResolver *", "="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35_old.cpp</text:p>
          </table:table-cell>
          <table:table-cell office:value-type="float" office:value="596" calcext:value-type="float">
            <text:p>596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3"/>
          <table:table-cell office:value-type="string" calcext:value-type="string">
            <text:p>[[["specializedType", "getPointer", "genericWitness", "getReplacement", "getPointer", "=="]], [["known", "TypeWitnesses", "end", "!="]], [["conforms", "conformingModule", "lookupConformance", "specializedType", "proto", "LazyResolver *", "="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9_new.cpp</text:p>
          </table:table-cell>
          <table:table-cell office:value-type="float" office:value="2773" calcext:value-type="float">
            <text:p>2773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3"/>
          <table:table-cell office:value-type="string" calcext:value-type="string">
            <text:p>[[["!", "const RequirementRepr *", "getFirstType", "hasTypeParameter"]], [["!", "const RequirementRepr *", "getSecondType", "hasTypeParameter"]], [["const RequirementRepr *", "getKind", "RequirementReprKind :: SameType", "=="]], [["RequirementReprKind :: SameType"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0_new.cpp</text:p>
          </table:table-cell>
          <table:table-cell office:value-type="float" office:value="2773" calcext:value-type="float">
            <text:p>2773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3"/>
          <table:table-cell office:value-type="string" calcext:value-type="string">
            <text:p>[[["!", "const RequirementRepr *", "getFirstType", "hasTypeParameter"]], [["!", "const RequirementRepr *", "getSecondType", "hasTypeParameter"]], [["const RequirementRepr *", "getKind", "RequirementReprKind :: SameType", "=="]], [["RequirementReprKind :: SameType"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877" calcext:value-type="float">
            <text:p>1877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3"/>
          <table:table-cell office:value-type="string" calcext:value-type="string">
            <text:p>[[["!", "BlocksWithNonLifetimeEndingUses", "empty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834" calcext:value-type="float">
            <text:p>1834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3"/>
          <table:table-cell office:value-type="string" calcext:value-type="string">
            <text:p>[[["!", "BlocksWithNonLifetimeEndingUses", "empty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630" calcext:value-type="float">
            <text:p>1630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3"/>
          <table:table-cell office:value-type="string" calcext:value-type="string">
            <text:p>[[["SILFunctionArgument *", "getOwnershipKind", "ValueOwnershipKind :: Guaranteed", "!=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585" calcext:value-type="float">
            <text:p>1585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3"/>
          <table:table-cell office:value-type="string" calcext:value-type="string">
            <text:p>[[["SILFunctionArgument *", "getOwnershipKind", "ValueOwnershipKind :: Guaranteed", "!=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574" calcext:value-type="float">
            <text:p>1574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3"/>
          <table:table-cell office:value-type="string" calcext:value-type="string">
            <text:p>[[["TUB", "isUnreachable", "SILFunctionArgument *", "getParent"]], [["SILFunctionArgument *", "getOwnershipKind", "ValueOwnershipKind :: Any", "==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529" calcext:value-type="float">
            <text:p>1529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3"/>
          <table:table-cell office:value-type="string" calcext:value-type="string">
            <text:p>[[["TUB", "isUnreachable", "SILFunctionArgument *", "getParent"]], [["SILFunctionArgument *", "getOwnershipKind", "ValueOwnershipKind :: Any", "==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374" calcext:value-type="float">
            <text:p>1374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3"/>
          <table:table-cell office:value-type="string" calcext:value-type="string">
            <text:p>[[["GeneralizedUser", "isCondBranchUser"]], [["Iter", "BlocksWithNonLifetimeEndingUses", "end", "==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329" calcext:value-type="float">
            <text:p>1329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3"/>
          <table:table-cell office:value-type="string" calcext:value-type="string">
            <text:p>[[["GeneralizedUser", "isCondBranchUser"]], [["Iter", "BlocksWithNonLifetimeEndingUses", "end", "==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341" calcext:value-type="float">
            <text:p>341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3"/>
          <table:table-cell office:value-type="string" calcext:value-type="string">
            <text:p>[[["!", "Result", "HasCompatibleOwnership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343" calcext:value-type="float">
            <text:p>343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3"/>
          <table:table-cell office:value-type="string" calcext:value-type="string">
            <text:p>[[["!", "Result", "HasCompatibleOwnership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6_old.cpp</text:p>
          </table:table-cell>
          <table:table-cell office:value-type="float" office:value="956" calcext:value-type="float">
            <text:p>956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3"/>
          <table:table-cell office:value-type="string" calcext:value-type="string">
            <text:p>[[["*", "this", "\", normal \"", "getID", "TryApplyInst *", "getNormalBB", "&lt;&lt;", "&lt;&lt;"]], [["*", "this", "\") : \"", "TryApplyInst *", "getCallee", "getType", "&lt;&lt;", "&lt;&lt;"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6_new.cpp</text:p>
          </table:table-cell>
          <table:table-cell office:value-type="float" office:value="942" calcext:value-type="float">
            <text:p>942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3"/>
          <table:table-cell office:value-type="string" calcext:value-type="string">
            <text:p>[[["*", "this", "\", normal \"", "Ctx", "getID", "TryApplyInst *", "getNormalBB", "&lt;&lt;", "&lt;&lt;"]], [["*", "this", "\") : \"", "TryApplyInst *", "getCallee", "getType", "&lt;&lt;", "&lt;&lt;"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5_old.cpp</text:p>
          </table:table-cell>
          <table:table-cell office:value-type="float" office:value="1484" calcext:value-type="float">
            <text:p>1484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3"/>
          <table:table-cell office:value-type="string" calcext:value-type="string">
            <text:p>[[["i", "LocationVault", "size", "&lt;"]], [["ProcessKind", "ProcessKind :: ProcessNone", "=="]], [["llvm :: dbgs", "\"LSLocation #\"", "i", "&lt;&lt;", "&lt;&lt;"]], [["i"]], [["i", "i", "0", "="]], [["getLocation", "i", "print", "llvm :: dbgs", "&amp;", "Fn", "getModule"]], [["llvm :: dbgs", "\"RLE START\\n\"", "&lt;&lt;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550" calcext:value-type="float">
            <text:p>1550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3"/>
          <table:table-cell office:value-type="string" calcext:value-type="string">
            <text:p>[[["i", "LocationVault", "size", "&lt;"]], [["ProcessKind", "ProcessKind :: ProcessNone", "=="]], [["getLocation", "i", "print", "llvm :: dbgs", "&amp;", "Fn", "getModule"]], [["llvm :: dbgs", "\"LSLocation #\"", "i", "&lt;&lt;", "&lt;&lt;"]], [["i"]], [["i", "i", "0", "=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552" calcext:value-type="float">
            <text:p>1552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3"/>
          <table:table-cell office:value-type="string" calcext:value-type="string">
            <text:p>[[["i", "LocationVault", "size", "&lt;"]], [["ProcessKind", "ProcessKind :: ProcessNone", "=="]], [["llvm :: dbgs", "\"LSLocation #\"", "i", "&lt;&lt;", "&lt;&lt;"]], [["i"]], [["i", "i", "0", "="]], [["getLocation", "i", "print", "llvm :: dbgs", "&amp;", "Fn", "getModule"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449" calcext:value-type="float">
            <text:p>1449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3"/>
          <table:table-cell office:value-type="string" calcext:value-type="string">
            <text:p>[[["BlockState &amp;", "updateForwardValOut"]], [["BlockState &amp;", "processBasicBlockWithKind", "*", "this", "RLEKind :: ComputeAvailValue"]], [["BlockState &amp;", "mergePredecessorAvailSetAndValue", "*", "this"]], [["BlockState &amp;", "BlockState &amp;", "getBlockState", "BB", "=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472" calcext:value-type="float">
            <text:p>1472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3"/>
          <table:table-cell office:value-type="string" calcext:value-type="string">
            <text:p>[[["BlockState &amp;", "mergePredecessorAvailSetAndValue", "*", "this"]], [["BlockState &amp;", "BlockState &amp;", "getBlockState", "BB", "="]], [["DEBUG", "llvm :: dbgs", "\"PROCESS \"", "printCtx", "getID", "BB", "\" for RLE.\\n\"", "&lt;&lt;", "&lt;&lt;", "&lt;&lt;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080" calcext:value-type="float">
            <text:p>1080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3"/>
          <table:table-cell office:value-type="string" calcext:value-type="string">
            <text:p>[[["SILInstruction *", "mayWriteToMemory"]], [["!", "SILInstruction *", "mayReadOrWriteMemory"]], [["isRLEInertInstruction", "SILInstruction *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084" calcext:value-type="float">
            <text:p>1084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3"/>
          <table:table-cell office:value-type="string" calcext:value-type="string">
            <text:p>[[["SILInstruction *", "mayWriteToMemory"]], [["!", "SILInstruction *", "mayReadOrWriteMemory"]], [["isRLEInertInstruction", "SILInstruction *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1_old.cpp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3"/>
          <table:table-cell office:value-type="string" calcext:value-type="string">
            <text:p>[[["Alignment"]], [["Size"]], [["llvm :: Type *"]], [["swift :: Type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3_old.cpp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3"/>
          <table:table-cell office:value-type="string" calcext:value-type="string">
            <text:p>[[["Alignment"]], [["Size"]], [["llvm :: Type *"]], [["swift :: Type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0_new.cpp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3"/>
          <table:table-cell office:value-type="string" calcext:value-type="string">
            <text:p>[[["!", "ActiveConstraints", "empty"]], [["bool"]], [["!", "ActiveConstraints", "empty"]], [["bool"]], [["assert", "constraint", "isActive", "\"Expected constraints to be active?\"", "&amp;&amp;"]], [["ActiveConstraints", "pop_front"]], [["*", "constraint", "&amp;", "ActiveConstraints", "front", "="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4_new.cpp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3"/>
          <table:table-cell office:value-type="string" calcext:value-type="string">
            <text:p>[[["!", "ActiveConstraints", "empty"]], [["bool"]], [["!", "ActiveConstraints", "empty"]], [["bool"]], [["assert", "constraint", "isActive", "\"Expected constraints to be active?\"", "&amp;&amp;"]], [["ActiveConstraints", "pop_front"]], [["*", "constraint", "&amp;", "ActiveConstraints", "front", "="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5_new.cpp</text:p>
          </table:table-cell>
          <table:table-cell office:value-type="float" office:value="1102" calcext:value-type="float">
            <text:p>1102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3"/>
          <table:table-cell office:value-type="string" calcext:value-type="string">
            <text:p>[[["!", "bool"]], [["CallInst *", "eraseFromParent"]], [["CallInst *", "replaceAllUsesWith", "CallInst *"]], [["CallInst *", "setAttributes", "CallSiteAttrs"]], [["CallInst *", "setCallingConv", "CallInst *", "getCallingConv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6_new.cpp</text:p>
          </table:table-cell>
          <table:table-cell office:value-type="float" office:value="1102" calcext:value-type="float">
            <text:p>1102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3"/>
          <table:table-cell office:value-type="string" calcext:value-type="string">
            <text:p>[[["!", "bool"]], [["CallInst *", "eraseFromParent"]], [["CallInst *", "replaceAllUsesWith", "CallInst *"]], [["CallInst *", "setAttributes", "CallSiteAttrs"]], [["CallInst *", "setCallingConv", "CallInst *", "getCallingConv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5_new.cpp</text:p>
          </table:table-cell>
          <table:table-cell office:value-type="float" office:value="917" calcext:value-type="float">
            <text:p>917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3"/>
          <table:table-cell office:value-type="string" calcext:value-type="string">
            <text:p>[[["replaceDirectCallers", "Function *", "Function *", "ParamInfos &amp;", "FIdx"]], [["FIdx", "NumFuncs", "&lt;"]], [["FuncEntries", "erase", "Iter"]], [["Iter", "second", "F", "nullptr", "="]], [["assert", "!", "isInEquivalenceClass", "&amp;", "*", "Iter", "second"]], [["assert", "Iter", "FuncEntries", "end", "!=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6_new.cpp</text:p>
          </table:table-cell>
          <table:table-cell office:value-type="float" office:value="917" calcext:value-type="float">
            <text:p>917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3"/>
          <table:table-cell office:value-type="string" calcext:value-type="string">
            <text:p>[[["replaceDirectCallers", "Function *", "Function *", "ParamInfos &amp;", "FIdx"]], [["FIdx", "NumFuncs", "&lt;"]], [["FuncEntries", "erase", "Iter"]], [["Iter", "second", "F", "nullptr", "="]], [["assert", "!", "isInEquivalenceClass", "&amp;", "*", "Iter", "second"]], [["assert", "Iter", "FuncEntries", "end", "!=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_old.cpp</text:p>
          </table:table-cell>
          <table:table-cell office:value-type="float" office:value="2819" calcext:value-type="float">
            <text:p>2819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3"/>
          <table:table-cell office:value-type="string" calcext:value-type="string">
            <text:p>[[["!", "PotentialArchetype *"]], [["const Requirement &amp;", "getKind", "RequirementKind :: Superclass", "=="]], [["PotentialArchetype *", "PotentialArchetype *", "resolveArchetype", "subst", "const Requirement &amp;", "getFirstType", "="]], [["RequirementKind :: Superclass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_old.cpp</text:p>
          </table:table-cell>
          <table:table-cell office:value-type="float" office:value="2916" calcext:value-type="float">
            <text:p>2916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3"/>
          <table:table-cell office:value-type="string" calcext:value-type="string">
            <text:p>[[["!", "PotentialArchetype *"]], [["const Requirement &amp;", "getKind", "RequirementKind :: Superclass", "=="]], [["PotentialArchetype *", "PotentialArchetype *", "resolveArchetype", "subst", "const Requirement &amp;", "getFirstType", "="]], [["RequirementKind :: Superclass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_new.cpp</text:p>
          </table:table-cell>
          <table:table-cell office:value-type="float" office:value="2504" calcext:value-type="float">
            <text:p>2504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3"/>
          <table:table-cell office:value-type="string" calcext:value-type="string">
            <text:p>[[["resolvedSubject", "isType"]], [["!", "resolvedSubject"]], [["!", "constraintType", "isExistentialType"]], [["!", "constraintType", "getClassOrBoundGenericClass"]], [["subjectPA", "resolvedSubject", "getPotentialArchetype", "="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_new.cpp</text:p>
          </table:table-cell>
          <table:table-cell office:value-type="float" office:value="2504" calcext:value-type="float">
            <text:p>2504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3"/>
          <table:table-cell office:value-type="string" calcext:value-type="string">
            <text:p>[[["resolvedSubject", "isType"]], [["!", "resolvedSubject"]], [["!", "constraintType", "isExistentialType"]], [["!", "constraintType", "getClassOrBoundGenericClass"]], [["subjectPA", "resolvedSubject", "getPotentialArchetype", "="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0_new.cpp</text:p>
          </table:table-cell>
          <table:table-cell office:value-type="float" office:value="342" calcext:value-type="float">
            <text:p>342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3"/>
          <table:table-cell office:value-type="string" calcext:value-type="string">
            <text:p>[[["isa", "ProtocolDecl", "Target", "&gt;", "&lt;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0_old.cpp</text:p>
          </table:table-cell>
          <table:table-cell office:value-type="float" office:value="348" calcext:value-type="float">
            <text:p>348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3"/>
          <table:table-cell office:value-type="string" calcext:value-type="string">
            <text:p>[[["!", "std :: vector &lt; NominalTypeDecl * &gt;", "empty"]], [["isa", "ProtocolDecl", "Target", "&gt;", "&lt;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0_old.cpp</text:p>
          </table:table-cell>
          <table:table-cell office:value-type="float" office:value="364" calcext:value-type="float">
            <text:p>364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3"/>
          <table:table-cell office:value-type="string" calcext:value-type="string">
            <text:p>[[["isa", "ProtocolDecl", "Target", "&gt;", "&lt;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71_new.cpp</text:p>
          </table:table-cell>
          <table:table-cell office:value-type="float" office:value="802" calcext:value-type="float">
            <text:p>802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3"/>
          <table:table-cell office:value-type="string" calcext:value-type="string">
            <text:p>[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66_old.cpp</text:p>
          </table:table-cell>
          <table:table-cell office:value-type="float" office:value="3140" calcext:value-type="float">
            <text:p>314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3"/>
          <table:table-cell office:value-type="string" calcext:value-type="string">
            <text:p>[[["ImportedName", "importAsMember"]], [["!", "dc"]], [["DeclName", "DeclName", "AbstractStorageDecl *", "DeclName", "ImportedName", "getDeclName", "="]], [["dc", "Impl", "importDeclContextOf", "const clang :: FunctionDecl *", "ImportedName", "getEffectiveContext", "=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65_old.cpp</text:p>
          </table:table-cell>
          <table:table-cell office:value-type="float" office:value="478" calcext:value-type="float">
            <text:p>478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3"/>
          <table:table-cell office:value-type="string" calcext:value-type="string">
            <text:p>[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65_old.cpp</text:p>
          </table:table-cell>
          <table:table-cell office:value-type="float" office:value="474" calcext:value-type="float">
            <text:p>474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3"/>
          <table:table-cell office:value-type="string" calcext:value-type="string">
            <text:p>[[["llvm :: raw_ostream &amp;", "indent", "2"]], [[]], [[]], [["parent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65_old.cpp</text:p>
          </table:table-cell>
          <table:table-cell office:value-type="float" office:value="229" calcext:value-type="float">
            <text:p>229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3"/>
          <table:table-cell office:value-type="string" calcext:value-type="string">
            <text:p>[[["AssociatedTypeDecl *"]], [["CanType"]], [["CanType"]], [["ENTRY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65_new.cpp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3"/>
          <table:table-cell office:value-type="string" calcext:value-type="string">
            <text:p>[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65_new.cpp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3"/>
          <table:table-cell office:value-type="string" calcext:value-type="string">
            <text:p>[[["Type"]], [["CanSubstitutableType"]], [["ENTRY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64_new.cpp</text:p>
          </table:table-cell>
          <table:table-cell office:value-type="float" office:value="476" calcext:value-type="float">
            <text:p>476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3"/>
          <table:table-cell office:value-type="string" calcext:value-type="string">
            <text:p>[[["assert", "Type", "isTypeParameter", "\"associated type must be a type parameter\"", "&amp;&amp;"]], [["LazyResolver *"]], [["ProtocolDecl *"]], [["Type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63_old.cpp</text:p>
          </table:table-cell>
          <table:table-cell office:value-type="float" office:value="365" calcext:value-type="float">
            <text:p>365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3"/>
          <table:table-cell office:value-type="string" calcext:value-type="string">
            <text:p>[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61_new.cpp</text:p>
          </table:table-cell>
          <table:table-cell office:value-type="float" office:value="802" calcext:value-type="float">
            <text:p>802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3"/>
          <table:table-cell office:value-type="string" calcext:value-type="string">
            <text:p>[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59_new.cpp</text:p>
          </table:table-cell>
          <table:table-cell office:value-type="float" office:value="694" calcext:value-type="float">
            <text:p>694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3"/>
          <table:table-cell office:value-type="string" calcext:value-type="string">
            <text:p>[[["!", "genericParams"]], 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42_new.cpp</text:p>
          </table:table-cell>
          <table:table-cell office:value-type="float" office:value="550" calcext:value-type="float">
            <text:p>550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3"/>
          <table:table-cell office:value-type="string" calcext:value-type="string">
            <text:p>[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42_old.cpp</text:p>
          </table:table-cell>
          <table:table-cell office:value-type="float" office:value="552" calcext:value-type="float">
            <text:p>552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3"/>
          <table:table-cell office:value-type="string" calcext:value-type="string">
            <text:p>[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37_new.cpp</text:p>
          </table:table-cell>
          <table:table-cell office:value-type="float" office:value="2747" calcext:value-type="float">
            <text:p>2747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3"/>
          <table:table-cell office:value-type="string" calcext:value-type="string">
            <text:p>[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33_old.cpp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3"/>
          <table:table-cell office:value-type="string" calcext:value-type="string">
            <text:p>[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9_new.cpp</text:p>
          </table:table-cell>
          <table:table-cell office:value-type="float" office:value="556" calcext:value-type="float">
            <text:p>556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3"/>
          <table:table-cell office:value-type="string" calcext:value-type="string">
            <text:p>[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9_old.cpp</text:p>
          </table:table-cell>
          <table:table-cell office:value-type="float" office:value="552" calcext:value-type="float">
            <text:p>552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3"/>
          <table:table-cell office:value-type="string" calcext:value-type="string">
            <text:p>[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6_new.cpp</text:p>
          </table:table-cell>
          <table:table-cell office:value-type="float" office:value="2747" calcext:value-type="float">
            <text:p>2747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3"/>
          <table:table-cell office:value-type="string" calcext:value-type="string">
            <text:p>[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4_old.cpp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3"/>
          <table:table-cell office:value-type="string" calcext:value-type="string">
            <text:p>[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599" calcext:value-type="float">
            <text:p>1599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3"/>
          <table:table-cell office:value-type="string" calcext:value-type="string">
            <text:p>[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355" calcext:value-type="float">
            <text:p>1355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3"/>
          <table:table-cell office:value-type="string" calcext:value-type="string">
            <text:p>[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644" calcext:value-type="float">
            <text:p>1644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3"/>
          <table:table-cell office:value-type="string" calcext:value-type="string">
            <text:p>[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400" calcext:value-type="float">
            <text:p>1400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3"/>
          <table:table-cell office:value-type="string" calcext:value-type="string">
            <text:p>[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5_old.cpp</text:p>
          </table:table-cell>
          <table:table-cell office:value-type="float" office:value="1481" calcext:value-type="float">
            <text:p>148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office:value-type="string" calcext:value-type="string">
            <text:p>[[["ProcessKind", "ProcessKind :: ProcessNone", "=="]], [[]], [[]], [["BBToLocState", "&amp;", "B", "init", "&amp;", "B", "LocationVault", "size", "bool", "llvm :: DenseSet &lt; SILBasicBlock * &gt;", "find", "&amp;", "B", "llvm :: DenseSet &lt; SILBasicBlock * &gt;", "end", "!=", "&amp;&amp;"]], [["BBToLocState", "&amp;", "B", "BlockState", "=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455" calcext:value-type="float">
            <text:p>1455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3"/>
          <table:table-cell office:value-type="string" calcext:value-type="string">
            <text:p>[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429" calcext:value-type="float">
            <text:p>1429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office:value-type="string" calcext:value-type="string">
            <text:p>[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386" calcext:value-type="float">
            <text:p>1386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3"/>
          <table:table-cell office:value-type="string" calcext:value-type="string">
            <text:p>[[["BlockState &amp;", "processInstructionWithKind", "*", "this", "&amp;", "*", "I", "RLEKind :: ComputeAvailGenKillSet"]], [["BlockState &amp;", "processStoreInst", "*", "this", "SI", "RLEKind :: ComputeAvailSetMax"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363" calcext:value-type="float">
            <text:p>136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office:value-type="string" calcext:value-type="string">
            <text:p>[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361" calcext:value-type="float">
            <text:p>136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office:value-type="string" calcext:value-type="string">
            <text:p>[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728" calcext:value-type="float">
            <text:p>72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office:value-type="string" calcext:value-type="string">
            <text:p>[[["!", "SILValue"]], [["!", "RLEContext &amp;", "collectLocationValues", "SILInstruction *", "getParent", "LSLocation", "LSLocationValueMap", "getForwardValIn"]], [["RedundantLoads", "SILInstruction *", "SILValue", "="]], [["SILValue", "SILValue", "LSValue :: reduce", "LSLocation", "SILModule *", "LSLocationValueMap", "SILInstruction *", "="]], [["SILModule *", "SILModule *", "&amp;", "SILInstruction *", "getModule", "="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4_new.cpp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[[[]], [[]], [[]], [[]]]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/data/download/swift/apple_swift10_new.cpp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[[[]], [[]], [[]], [[]]]</text:p>
          </table:table-cell>
          <table:table-cell table:style-name="Default" table:number-columns-repeated="1017"/>
        </table:table-row>
      </table:table>
      <table:table table:name="media" table:style-name="ta1">
        <table:table-column table:style-name="co3" table:default-cell-style-name="Default"/>
        <table:table-column table:style-name="co6" table:default-cell-style-name="ce1"/>
        <table:table-column table:style-name="co6" table:default-cell-style-name="Default"/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cluster_index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IF([.A$1:.A$1048576];&quot;=&quot;&amp;[.E2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IF([media.K$1:.K$253];&quot;=&quot;&amp;[media.N2] 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([.A$1:.A$1048576];&quot;=&quot;&amp;[.E3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([media.K$1:.K$253];&quot;=&quot;&amp;[media.N3] 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([.A$1:.A$1048576];&quot;=&quot;&amp;[.E4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([media.K$1:.K$253];&quot;=&quot;&amp;[media.N4] 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([.A$1:.A$1048576];&quot;=&quot;&amp;[.E5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([.A$1:.A$1048576];&quot;=&quot;&amp;[.E6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([.A$1:.A$1048576];&quot;=&quot;&amp;[.E7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([.A$1:.A$1048576];&quot;=&quot;&amp;[.E8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([.A$1:.A$1048576];&quot;=&quot;&amp;[.E9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([.A$1:.A$1048576];&quot;=&quot;&amp;[.E10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([.A$1:.A$1048576];&quot;=&quot;&amp;[.E11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UNTIF([.A$1:.A$1048576];&quot;=&quot;&amp;[.E12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IF([.A$1:.A$1048576];&quot;=&quot;&amp;[.E13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UNTIF([.A$1:.A$1048576];&quot;=&quot;&amp;[.E14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UNTIF([.A$1:.A$1048576];&quot;=&quot;&amp;[.E15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IF([.A$1:.A$1048576];&quot;=&quot;&amp;[.E16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UNTIF([.A$1:.A$1048576];&quot;=&quot;&amp;[.E17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UNTIF([.A$1:.A$1048576];&quot;=&quot;&amp;[.E18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UNTIF([.A$1:.A$1048576];&quot;=&quot;&amp;[.E19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A$1:.A$1048576];&quot;=&quot;&amp;[.E20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UNTIF([.A$1:.A$1048576];&quot;=&quot;&amp;[.E21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UNTIF([.A$1:.A$1048576];&quot;=&quot;&amp;[.E22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UNTIF([.A$1:.A$1048576];&quot;=&quot;&amp;[.E23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UNTIF([.A$1:.A$1048576];&quot;=&quot;&amp;[.E24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UNTIF([.A$1:.A$1048576];&quot;=&quot;&amp;[.E25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UNTIF([.A$1:.A$1048576];&quot;=&quot;&amp;[.E26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UNTIF([.A$1:.A$1048576];&quot;=&quot;&amp;[.E27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UNTIF([.A$1:.A$1048576];&quot;=&quot;&amp;[.E28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UNTIF([.A$1:.A$1048576];&quot;=&quot;&amp;[.E29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UNTIF([.A$1:.A$1048576];&quot;=&quot;&amp;[.E30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UNTIF([.A$1:.A$1048576];&quot;=&quot;&amp;[.E31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UNTIF([.A$1:.A$1048576];&quot;=&quot;&amp;[.E32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UNTIF([.A$1:.A$1048576];&quot;=&quot;&amp;[.E33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UNTIF([.A$1:.A$1048576];&quot;=&quot;&amp;[.E34] 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/>
          <table:table-cell table:number-columns-repeated="2"/>
          <table:table-cell office:value-type="float" office:value="33" calcext:value-type="float">
            <text:p>33</text:p>
          </table:table-cell>
          <table:table-cell table:formula="of:=COUNTIF([.A$1:.A$1048576];&quot;=&quot;&amp;[.E35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UNTIF([.A$1:.A$1048576];&quot;=&quot;&amp;[.E36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/>
          <table:table-cell table:number-columns-repeated="2"/>
          <table:table-cell office:value-type="float" office:value="35" calcext:value-type="float">
            <text:p>35</text:p>
          </table:table-cell>
          <table:table-cell table:formula="of:=COUNTIF([.A$1:.A$1048576];&quot;=&quot;&amp;[.E37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UNTIF([.A$1:.A$1048576];&quot;=&quot;&amp;[.E38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UNTIF([.A$1:.A$1048576];&quot;=&quot;&amp;[.E39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UNTIF([.A$1:.A$1048576];&quot;=&quot;&amp;[.E40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COUNTIF([.A$1:.A$1048576];&quot;=&quot;&amp;[.E41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UNTIF([.A$1:.A$1048576];&quot;=&quot;&amp;[.E42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UNTIF([.A$1:.A$1048576];&quot;=&quot;&amp;[.E43] 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UNTIF([.A$1:.A$1048576];&quot;=&quot;&amp;[.E44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UNTIF([.A$1:.A$1048576];&quot;=&quot;&amp;[.E45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UNTIF([.A$1:.A$1048576];&quot;=&quot;&amp;[.E46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UNTIF([.A$1:.A$1048576];&quot;=&quot;&amp;[.E47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UNTIF([.A$1:.A$1048576];&quot;=&quot;&amp;[.E48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UNTIF([.A$1:.A$1048576];&quot;=&quot;&amp;[.E49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UNTIF([.A$1:.A$1048576];&quot;=&quot;&amp;[.E50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UNTIF([.A$1:.A$1048576];&quot;=&quot;&amp;[.E51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UNTIF([.A$1:.A$1048576];&quot;=&quot;&amp;[.E52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UNTIF([.A$1:.A$1048576];&quot;=&quot;&amp;[.E53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UNTIF([.A$1:.A$1048576];&quot;=&quot;&amp;[.E54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UNTIF([.A$1:.A$1048576];&quot;=&quot;&amp;[.E55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UNTIF([.A$1:.A$1048576];&quot;=&quot;&amp;[.E56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UNTIF([.A$1:.A$1048576];&quot;=&quot;&amp;[.E57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UNTIF([.A$1:.A$1048576];&quot;=&quot;&amp;[.E58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UNTIF([.A$1:.A$1048576];&quot;=&quot;&amp;[.E59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UNTIF([.A$1:.A$1048576];&quot;=&quot;&amp;[.E60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UNTIF([.A$1:.A$1048576];&quot;=&quot;&amp;[.E61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UNTIF([.A$1:.A$1048576];&quot;=&quot;&amp;[.E62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UNTIF([.A$1:.A$1048576];&quot;=&quot;&amp;[.E63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UNTIF([.A$1:.A$1048576];&quot;=&quot;&amp;[.E64] )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UNTIF([.A$1:.A$1048576];&quot;=&quot;&amp;[.E65] 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COUNTIF([.A$1:.A$1048576];&quot;=&quot;&amp;[.E66] )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COUNTIF([.A$1:.A$1048576];&quot;=&quot;&amp;[.E67] 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COUNTIF([.A$1:.A$1048576];&quot;=&quot;&amp;[.E68] )" office:value-type="float" office:value="6" calcext:value-type="float">
            <text:p>6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COUNTIF([.A$1:.A$1048576];&quot;=&quot;&amp;[.E69] 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COUNTIF([.A$1:.A$1048576];&quot;=&quot;&amp;[.E70] 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COUNTIF([.A$1:.A$1048576];&quot;=&quot;&amp;[.E71] 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COUNTIF([.A$1:.A$1048576];&quot;=&quot;&amp;[.E72] 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COUNTIF([.A$1:.A$1048576];&quot;=&quot;&amp;[.E73] )" office:value-type="float" office:value="6" calcext:value-type="float">
            <text:p>6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COUNTIF([.A$1:.A$1048576];&quot;=&quot;&amp;[.E74] 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COUNTIF([.A$1:.A$1048576];&quot;=&quot;&amp;[.E75] 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COUNTIF([.A$1:.A$1048576];&quot;=&quot;&amp;[.E76] 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COUNTIF([.A$1:.A$1048576];&quot;=&quot;&amp;[.E77] 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COUNTIF([.A$1:.A$1048576];&quot;=&quot;&amp;[.E78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COUNTIF([.A$1:.A$1048576];&quot;=&quot;&amp;[.E79] )" office:value-type="float" office:value="6" calcext:value-type="float">
            <text:p>6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COUNTIF([.A$1:.A$1048576];&quot;=&quot;&amp;[.E80] )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COUNTIF([.A$1:.A$1048576];&quot;=&quot;&amp;[.E81] )"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COUNTIF([.A$1:.A$1048576];&quot;=&quot;&amp;[.E82] 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COUNTIF([.A$1:.A$1048576];&quot;=&quot;&amp;[.E83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COUNTIF([.A$1:.A$1048576];&quot;=&quot;&amp;[.E84] )"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COUNTIF([.A$1:.A$1048576];&quot;=&quot;&amp;[.E85]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COUNTIF([.A$1:.A$1048576];&quot;=&quot;&amp;[.E86] 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COUNTIF([.A$1:.A$1048576];&quot;=&quot;&amp;[.E87] )"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COUNTIF([.A$1:.A$1048576];&quot;=&quot;&amp;[.E88] )"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COUNTIF([.A$1:.A$1048576];&quot;=&quot;&amp;[.E89] )" office:value-type="float" office:value="6" calcext:value-type="float">
            <text:p>6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COUNTIF([.A$1:.A$1048576];&quot;=&quot;&amp;[.E90] )" office:value-type="float" office:value="6" calcext:value-type="float">
            <text:p>6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COUNTIF([.A$1:.A$1048576];&quot;=&quot;&amp;[.E91] 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COUNTIF([.A$1:.A$1048576];&quot;=&quot;&amp;[.E92] )" office:value-type="float" office:value="6" calcext:value-type="float">
            <text:p>6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COUNTIF([.A$1:.A$1048576];&quot;=&quot;&amp;[.E93] )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COUNTIF([.A$1:.A$1048576];&quot;=&quot;&amp;[.E94] )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COUNTIF([.A$1:.A$1048576];&quot;=&quot;&amp;[.E95] )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COUNTIF([.A$1:.A$1048576];&quot;=&quot;&amp;[.E96] )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COUNTIF([.A$1:.A$1048576];&quot;=&quot;&amp;[.E97] 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COUNTIF([.A$1:.A$1048576];&quot;=&quot;&amp;[.E98] )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COUNTIF([.A$1:.A$1048576];&quot;=&quot;&amp;[.E99] )" office:value-type="float" office:value="33" calcext:value-type="float">
            <text:p>33</text:p>
          </table:table-cell>
          <table:table-cell office:value-type="float" office:value="0.5625" calcext:value-type="float">
            <text:p>0.5625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number-columns-repeated="14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number-columns-repeated="14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1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1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1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/>
          <table:table-cell table:number-columns-repeated="13"/>
        </table:table-row>
      </table:table>
      <table:table table:name="result" table:style-name="ta1">
        <table:shapes>
          <draw:frame draw:z-index="0" draw:style-name="gr1" draw:text-style-name="P1" svg:width="453.37pt" svg:height="254.83pt" svg:x="57.43pt" svg:y="128.01pt">
            <loext:p draw:notify-on-update-of-ranges="result.E1:result.E1 result.E2:result.E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number-columns-repeated="13" table:default-cell-style-name="Default"/>
        <table:table-row table:style-name="ro1">
          <table:table-cell office:value-type="string" calcext:value-type="string">
            <text:p>cluster_index</text:p>
          </table:table-cell>
          <table:table-cell office:value-type="string" calcext:value-type="string">
            <text:p>cluster_num</text:p>
          </table:table-cell>
          <table:table-cell office:value-type="string" calcext:value-type="string">
            <text:p>fault ratio</text:p>
          </table:table-cell>
          <table:table-cell office:value-type="string" calcext:value-type="string">
            <text:p>cluster_size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cluster_index</text:p>
          </table:table-cell>
          <table:table-cell office:value-type="string" calcext:value-type="string">
            <text:p>cluster_num</text:p>
          </table:table-cell>
          <table:table-cell office:value-type="string" calcext:value-type="string">
            <text:p>fault ratio</text:p>
          </table:table-cell>
          <table:table-cell office:value-type="string" calcext:value-type="string">
            <text:p>fault_count</text:p>
          </table:table-cell>
          <table:table-cell/>
          <table:table-cell office:value-type="string" calcext:value-type="string">
            <text:p>fault rati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B$1:.B$100]; &quot;=&quot;&amp;[.D2])" office:value-type="float" office:value="32" calcext:value-type="float">
            <text:p>3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I2]*[.J2]"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UNTIF([.B$1:.B$100]; &quot;=&quot;&amp;[.D3])" office:value-type="float" office:value="32" calcext:value-type="float">
            <text:p>3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3]*[.J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UNTIF([.B$1:.B$100]; &quot;=&quot;&amp;[.D4])" office:value-type="float" office:value="2" calcext:value-type="float">
            <text:p>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I4]*[.J4]"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UNTIF([.B$1:.B$100]; &quot;=&quot;&amp;[.D5])" office:value-type="float" office:value="19" calcext:value-type="float">
            <text:p>1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5]*[.J5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UNTIF([.B$1:.B$100]; &quot;=&quot;&amp;[.D6])"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0.333333333333333" calcext:value-type="float">
            <text:p>0.3333333333</text:p>
          </table:table-cell>
          <table:table-cell table:formula="of:=[.I6]*[.J6]" office:value-type="float" office:value="2" calcext:value-type="float">
            <text:p>2</text:p>
          </table:table-cell>
          <table:table-cell/>
          <table:table-cell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COUNTIF([.B$1:.B$100]; &quot;=&quot;&amp;[.D7])" office:value-type="float" office:value="6" calcext:value-type="float">
            <text:p>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7]*[.J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COUNTIF([.B$1:.B$100]; &quot;=&quot;&amp;[.D8])"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8]*[.J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COUNTIF([.B$1:.B$100]; &quot;=&quot;&amp;[.D9])" office:value-type="float" office:value="5" calcext:value-type="float">
            <text:p>5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9]*[.J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COUNTIF([.B$1:.B$100]; &quot;=&quot;&amp;[.D10])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10]*[.J1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COUNTIF([.B$1:.B$100]; &quot;=&quot;&amp;[.D11])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.333333333333333" calcext:value-type="float">
            <text:p>0.3333333333</text:p>
          </table:table-cell>
          <table:table-cell table:formula="of:=[.I11]*[.J11]" office:value-type="float" office:value="2" calcext:value-type="float">
            <text:p>2</text:p>
          </table:table-cell>
          <table:table-cell/>
          <table:table-cell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COUNTIF([.B$1:.B$100]; &quot;=&quot;&amp;[.D12])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12]*[.J1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COUNTIF([.B$1:.B$100]; &quot;=&quot;&amp;[.D13])"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13]*[.J1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COUNTIF([.B$1:.B$100]; &quot;=&quot;&amp;[.D14])"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14]*[.J1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COUNTIF([.B$1:.B$100]; &quot;=&quot;&amp;[.D15])" office:value-type="float" office:value="0" calcext:value-type="float">
            <text:p>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15]*[.J15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COUNTIF([.B$1:.B$100]; &quot;=&quot;&amp;[.D16])" office:value-type="float" office:value="0" calcext:value-type="float">
            <text:p>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16]*[.J16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COUNTIF([.B$1:.B$100]; &quot;=&quot;&amp;[.D17])"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0.333333333333333" calcext:value-type="float">
            <text:p>0.3333333333</text:p>
          </table:table-cell>
          <table:table-cell table:formula="of:=[.I17]*[.J17]" office:value-type="float" office:value="2" calcext:value-type="float">
            <text:p>2</text:p>
          </table:table-cell>
          <table:table-cell/>
          <table:table-cell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COUNTIF([.B$1:.B$100]; &quot;=&quot;&amp;[.D18])" office:value-type="float" office:value="0" calcext:value-type="float">
            <text:p>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I18]*[.J18]"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COUNTIF([.B$1:.B$100]; &quot;=&quot;&amp;[.D19])" office:value-type="float" office:value="0" calcext:value-type="float">
            <text:p>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I19]*[.J19]" office:value-type="float" office:value="4" calcext:value-type="float">
            <text:p>4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COUNTIF([.B$1:.B$100]; &quot;=&quot;&amp;[.D20])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20]*[.J2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UNTIF([.B$1:.B$100]; &quot;=&quot;&amp;[.D21])"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21]*[.J2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COUNTIF([.B$1:.B$100]; &quot;=&quot;&amp;[.D22])"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formula="of:=[.I22]*[.J22]" office:value-type="float" office:value="2" calcext:value-type="float">
            <text:p>2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COUNTIF([.B$1:.B$100]; &quot;=&quot;&amp;[.D23])"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23]*[.J2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COUNTIF([.B$1:.B$100]; &quot;=&quot;&amp;[.D24])"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I24]*[.J2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UNTIF([.B$1:.B$100]; &quot;=&quot;&amp;[.D25])"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I25]*[.J25]" office:value-type="float" office:value="4" calcext:value-type="float">
            <text:p>4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COUNTIF([.B$1:.B$100]; &quot;=&quot;&amp;[.D26])"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formula="of:=[.I26]*[.J26]" office:value-type="float" office:value="2" calcext:value-type="float">
            <text:p>2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COUNTIF([.B$1:.B$100]; &quot;=&quot;&amp;[.D27])"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0.333333333333333" calcext:value-type="float">
            <text:p>0.3333333333</text:p>
          </table:table-cell>
          <table:table-cell table:formula="of:=[.I27]*[.J27]" office:value-type="float" office:value="2" calcext:value-type="float">
            <text:p>2</text:p>
          </table:table-cell>
          <table:table-cell/>
          <table:table-cell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COUNTIF([.B$1:.B$100]; &quot;=&quot;&amp;[.D28])" office:value-type="float" office:value="0" calcext:value-type="float">
            <text:p>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0.333333333333333" calcext:value-type="float">
            <text:p>0.3333333333</text:p>
          </table:table-cell>
          <table:table-cell table:formula="of:=[.I28]*[.J28]" office:value-type="float" office:value="2" calcext:value-type="float">
            <text:p>2</text:p>
          </table:table-cell>
          <table:table-cell/>
          <table:table-cell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COUNTIF([.B$1:.B$100]; &quot;=&quot;&amp;[.D29])"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I29]*[.J2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COUNTIF([.B$1:.B$100]; &quot;=&quot;&amp;[.D30])"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.666666666666667" calcext:value-type="float">
            <text:p>0.6666666667</text:p>
          </table:table-cell>
          <table:table-cell table:formula="of:=[.I30]*[.J30]" office:value-type="float" office:value="4" calcext:value-type="float">
            <text:p>4</text:p>
          </table:table-cell>
          <table:table-cell/>
          <table:table-cell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COUNTIF([.B$1:.B$100]; &quot;=&quot;&amp;[.D31])"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[.I31]*[.J31]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COUNTIF([.B$1:.B$100]; &quot;=&quot;&amp;[.D32])"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I32]*[.J32]"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COUNTIF([.B$1:.B$100]; &quot;=&quot;&amp;[.D33])"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I33]*[.J33]"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COUNTIF([.B$1:.B$100]; &quot;=&quot;&amp;[.D34])" office:value-type="float" office:value="1" calcext:value-type="float">
            <text:p>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I34]*[.J34]"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COUNTIF([.B$1:.B$100]; &quot;=&quot;&amp;[.D35])"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35]*[.J35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COUNTIF([.B$1:.B$100]; &quot;=&quot;&amp;[.D36])"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I36]*[.J36]"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COUNTIF([.B$1:.B$100]; &quot;=&quot;&amp;[.D37])"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formula="of:=18/33" office:value-type="float" office:value="0.545454545454545" calcext:value-type="float">
            <text:p>0.5454545455</text:p>
          </table:table-cell>
          <table:table-cell table:formula="of:=[.I37]*[.J37]" office:value-type="float" office:value="18" calcext:value-type="float">
            <text:p>18</text:p>
          </table:table-cell>
          <table:table-cell/>
          <table:table-cell table:formula="of:=18/33" office:value-type="float" office:value="0.545454545454545" calcext:value-type="float">
            <text:p>0.54545454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COUNTIF([.B$1:.B$100]; &quot;=&quot;&amp;[.D38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I2:.I37])" office:value-type="float" office:value="241" calcext:value-type="float">
            <text:p>241</text:p>
          </table:table-cell>
          <table:table-cell/>
          <table:table-cell table:formula="of:=SUM([.K2:.K37])" office:value-type="float" office:value="59" calcext:value-type="float">
            <text:p>59</text:p>
          </table:table-cell>
          <table:table-cell table:formula="of:=[.K38]/[.I38]" office:value-type="float" office:value="0.244813278008299" calcext:value-type="float">
            <text:p>0.24481327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COUNTIF([.B$1:.B$100]; &quot;=&quot;&amp;[.D3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COUNTIF([.B$1:.B$100]; &quot;=&quot;&amp;[.D4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COUNTIF([.B$1:.B$100]; &quot;=&quot;&amp;[.D4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COUNTIF([.B$1:.B$100]; &quot;=&quot;&amp;[.D4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COUNTIF([.B$1:.B$100]; &quot;=&quot;&amp;[.D4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COUNTIF([.B$1:.B$100]; &quot;=&quot;&amp;[.D4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COUNTIF([.B$1:.B$100]; &quot;=&quot;&amp;[.D4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COUNTIF([.B$1:.B$100]; &quot;=&quot;&amp;[.D4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COUNTIF([.B$1:.B$100]; &quot;=&quot;&amp;[.D4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COUNTIF([.B$1:.B$100]; &quot;=&quot;&amp;[.D4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COUNTIF([.B$1:.B$100]; &quot;=&quot;&amp;[.D49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E2:.E49])"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0.5625" calcext:value-type="float">
            <text:p>0.5625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1" table:target-range-address="media.E2:media.G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4:24:32.353052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6T17:01:09.977742789</dc:date>
    <meta:editing-duration>PT1H15M55S</meta:editing-duration>
    <meta:editing-cycles>11</meta:editing-cycles>
    <meta:generator>LibreOffice/5.0.3.2$Linux_X86_64 LibreOffice_project/00m0$Build-2</meta:generator>
    <meta:document-statistic meta:table-count="3" meta:cell-count="32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8.991cm" xlink:href=".." xlink:type="simple" chart:class="chart:bar" chart:style-name="ch1">
        <chart:title svg:x="4.699cm" svg:y="0.315cm" chart:style-name="ch2">
          <text:p>Distribution graph of cluster size</text:p>
        </chart:title>
        <chart:legend chart:legend-position="end" svg:x="14.393cm" svg:y="4.196cm" style:legend-expansion="high" chart:style-name="ch3"/>
        <chart:plot-area chart:style-name="ch4" table:cell-range-address="result.E1:result.E49" chart:data-source-has-labels="row" svg:x="0.319cm" svg:y="1.299cm" svg:width="13.755cm" svg:height="6.532cm">
          <chartooo:coordinate-region svg:x="0.94cm" svg:y="1.498cm" svg:width="13.084cm" svg:height="5.288cm"/>
          <chart:axis chart:dimension="x" chart:name="primary-x" chart:style-name="ch5">
            <chart:title svg:x="6.279cm" svg:y="8.01cm" chart:style-name="ch6">
              <text:p>cluster_siz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sult.E2:result.E49" chart:label-cell-address="result.E1:result.E1" chart:class="chart:bar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result.E1:resul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result.E2:result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